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-0.594371204340589" calcext:value-type="float">
            <text:p>-0.594371204340589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office:value-type="float" office:value="0" calcext:value-type="float">
            <text:p>0</text:p>
          </table:table-cell>
          <table:table-cell office:value-type="float" office:value="0.983215544967038" calcext:value-type="float">
            <text:p>0.983215544967038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4319333591538" calcext:value-type="float">
            <text:p>-0.594319333591538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25271819508432" calcext:value-type="float">
            <text:p>-0.325271819508432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3611550642476" calcext:value-type="float">
            <text:p>-0.30361155064247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338964305730871" calcext:value-type="float">
            <text:p>-0.33896430573087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521927850886637" calcext:value-type="float">
            <text:p>-0.521927850886637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office:value-type="float" office:value="0" calcext:value-type="float">
            <text:p>0</text:p>
          </table:table-cell>
          <table:table-cell office:value-type="float" office:value="0.0167844550329619" calcext:value-type="float">
            <text:p>0.0167844550329619</text:p>
          </table:table-cell>
          <table:table-cell office:value-type="float" office:value="0.00769143384412" calcext:value-type="float">
            <text:p>0.007691433844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111896366886413" calcext:value-type="float">
            <text:p>0.0111896366886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91234856155868" calcext:value-type="float">
            <text:p>-0.00891234856155868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988810363311359" calcext:value-type="float">
            <text:p>0.988810363311359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550412624674876" calcext:value-type="float">
            <text:p>-0.00550412624674876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89815056853721" calcext:value-type="float">
            <text:p>-0.1898150568537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155521670416093" calcext:value-type="float">
            <text:p>-0.155521670416093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419333920040593" calcext:value-type="float">
            <text:p>-0.419333920040593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317305335300824" calcext:value-type="float">
            <text:p>-0.31730533530082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991087651438441" calcext:value-type="float">
            <text:p>-0.99108765143844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22798691203216" calcext:value-type="float">
            <text:p>-0.22798691203216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0.0288020069135208" calcext:value-type="float">
            <text:p>-0.0288020069135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98616690849415" calcext:value-type="float">
            <text:p>0.998616690849415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513051354306978" calcext:value-type="float">
            <text:p>-0.513051354306978</text:p>
          </table:table-cell>
          <table:table-cell office:value-type="float" office:value="-0.038947394179616" calcext:value-type="float">
            <text:p>-0.0389473941796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861003139542005" calcext:value-type="float">
            <text:p>0.861003139542005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28280912109955" calcext:value-type="float">
            <text:p>0.2828091210995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381830253093707" calcext:value-type="float">
            <text:p>-0.381830253093707</text:p>
          </table:table-cell>
          <table:table-cell office:value-type="float" office:value="-0.37313015769437" calcext:value-type="float">
            <text:p>-0.37313015769437</text:p>
          </table:table-cell>
          <table:table-cell office:value-type="float" office:value="0.381830253093707" calcext:value-type="float">
            <text:p>0.381830253093707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0.0385120612180527" calcext:value-type="float">
            <text:p>-0.0385120612180527</text:p>
          </table:table-cell>
          <table:table-cell office:value-type="float" office:value="0.81443313884507" calcext:value-type="float">
            <text:p>0.81443313884507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083386940072" calcext:value-type="float">
            <text:p>0.61083386940072</text:p>
          </table:table-cell>
          <table:table-cell office:value-type="float" office:value="0.583927451501344" calcext:value-type="float">
            <text:p>0.58392745150134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266741511484198" calcext:value-type="float">
            <text:p>0.266741511484198</text:p>
          </table:table-cell>
          <table:table-cell office:value-type="float" office:value="0.260663741118773" calcext:value-type="float">
            <text:p>0.260663741118773</text:p>
          </table:table-cell>
          <table:table-cell office:value-type="float" office:value="-0.266741511484198" calcext:value-type="float">
            <text:p>-0.266741511484198</text:p>
          </table:table-cell>
          <table:table-cell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594371204340589" calcext:value-type="float">
            <text:p>0.59437120434058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431458579199491" calcext:value-type="float">
            <text:p>-0.43145857919949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411101942424101" calcext:value-type="float">
            <text:p>0.41110194242410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591196591862438" calcext:value-type="float">
            <text:p>-0.591196591862438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990956170749152" calcext:value-type="float">
            <text:p>0.990956170749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1487938781947" calcext:value-type="float">
            <text:p>-0.9614879387819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967283963925193" calcext:value-type="float">
            <text:p>-0.967283963925193</text:p>
          </table:table-cell>
          <table:table-cell office:value-type="float" office:value="0.960318864095598" calcext:value-type="float">
            <text:p>0.960318864095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8518187714719" calcext:value-type="float">
            <text:p>0.93851818771471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5720391846982" calcext:value-type="float">
            <text:p>0.2572039184698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85920163883593" calcext:value-type="float">
            <text:p>-0.985920163883593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527738430684331" calcext:value-type="float">
            <text:p>0.0052773843068433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45230442837362" calcext:value-type="float">
            <text:p>0.4523044283736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-0.983215544967038" calcext:value-type="float">
            <text:p>-0.9832155449670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05024469398085" calcext:value-type="float">
            <text:p>0.105024469398085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207702669100356" calcext:value-type="float">
            <text:p>0.20770266910035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000723304366321385" calcext:value-type="float">
            <text:p>-0.0007233043663213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132262314407376" calcext:value-type="float">
            <text:p>0.0132262314407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93536022403742" calcext:value-type="float">
            <text:p>-0.8935360224037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0.245495543652899" calcext:value-type="float">
            <text:p>-0.2454955436528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153092785555243" calcext:value-type="float">
            <text:p>0.15309278555524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25978097571375" calcext:value-type="float">
            <text:p>-0.2597809757137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38916613059928" calcext:value-type="float">
            <text:p>0.38916613059928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330142483851483" calcext:value-type="float">
            <text:p>0.330142483851483</text:p>
          </table:table-cell>
          <table:table-cell office:value-type="float" office:value="0" calcext:value-type="float">
            <text:p>0</text:p>
          </table:table-cell>
          <table:table-cell office:value-type="float" office:value="0.809207915115159" calcext:value-type="float">
            <text:p>0.809207915115159</text:p>
          </table:table-cell>
          <table:table-cell office:value-type="float" office:value="0.330184701608491" calcext:value-type="float">
            <text:p>0.330184701608491</text:p>
          </table:table-cell>
          <table:table-cell office:value-type="float" office:value="0.549163273948423" calcext:value-type="float">
            <text:p>0.549163273948423</text:p>
          </table:table-cell>
          <table:table-cell office:value-type="float" office:value="0.566792631234738" calcext:value-type="float">
            <text:p>0.566792631234738</text:p>
          </table:table-cell>
          <table:table-cell office:value-type="float" office:value="0.538018918666077" calcext:value-type="float">
            <text:p>0.5380189186660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97979555332231" calcext:value-type="float">
            <text:p>0.00697979555332231</text:p>
          </table:table-cell>
          <table:table-cell office:value-type="float" office:value="0" calcext:value-type="float">
            <text:p>0</text:p>
          </table:table-cell>
          <table:table-cell office:value-type="float" office:value="0.659411936163362" calcext:value-type="float">
            <text:p>0.65941193616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323425434709" calcext:value-type="float">
            <text:p>0.687323425434709</text:p>
          </table:table-cell>
          <table:table-cell office:value-type="float" office:value="0.472605850416662" calcext:value-type="float">
            <text:p>0.472605850416662</text:p>
          </table:table-cell>
          <table:table-cell office:value-type="float" office:value="0.555647219151543" calcext:value-type="float">
            <text:p>0.55564721915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8343749642378" calcext:value-type="float">
            <text:p>0.628343749642378</text:p>
          </table:table-cell>
          <table:table-cell office:value-type="float" office:value="0.479305881495324" calcext:value-type="float">
            <text:p>0.479305881495324</text:p>
          </table:table-cell>
          <table:table-cell office:value-type="float" office:value="-0.754504456347101" calcext:value-type="float">
            <text:p>-0.75450445634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463122554921" calcext:value-type="float">
            <text:p>0.03814631225549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3627910702108" calcext:value-type="float">
            <text:p>0.423627910702108</text:p>
          </table:table-cell>
          <table:table-cell office:value-type="float" office:value="0.512691605801999" calcext:value-type="float">
            <text:p>0.512691605801999</text:p>
          </table:table-cell>
          <table:table-cell office:value-type="float" office:value="0.514572269038229" calcext:value-type="float">
            <text:p>0.514572269038229</text:p>
          </table:table-cell>
          <table:table-cell office:value-type="float" office:value="0.524757262434791" calcext:value-type="float">
            <text:p>0.524757262434791</text:p>
          </table:table-cell>
          <table:table-cell office:value-type="float" office:value="0.509610912868008" calcext:value-type="float">
            <text:p>0.509610912868008</text:p>
          </table:table-cell>
          <table:table-cell office:value-type="float" office:value="0.562277586405722" calcext:value-type="float">
            <text:p>0.562277586405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80773173357612" calcext:value-type="float">
            <text:p>0.580773173357612</text:p>
          </table:table-cell>
          <table:table-cell office:value-type="float" office:value="0.5" calcext:value-type="float">
            <text:p>0.5</text:p>
          </table:table-cell>
          <table:table-cell office:value-type="float" office:value="0.550600268413783" calcext:value-type="float">
            <text:p>0.550600268413783</text:p>
          </table:table-cell>
          <table:table-cell office:value-type="float" office:value="0.485581371378582" calcext:value-type="float">
            <text:p>0.48558137137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89272699127" calcext:value-type="float">
            <text:p>0.5498927269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639582494763" calcext:value-type="float">
            <text:p>0.344639582494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074488745308" calcext:value-type="float">
            <text:p>0.49074488745308</text:p>
          </table:table-cell>
          <table:table-cell office:value-type="float" office:value="0.712611936985515" calcext:value-type="float">
            <text:p>0.712611936985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09268876871" calcext:value-type="float">
            <text:p>0.3636092688768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7197584979247" calcext:value-type="float">
            <text:p>0.557197584979247</text:p>
          </table:table-cell>
          <table:table-cell office:value-type="float" office:value="0" calcext:value-type="float">
            <text:p>0</text:p>
          </table:table-cell>
          <table:table-cell office:value-type="float" office:value="-0.618169746906293" calcext:value-type="float">
            <text:p>-0.6181697469062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82204083008451" calcext:value-type="float">
            <text:p>0.0382204083008451</text:p>
          </table:table-cell>
          <table:table-cell office:value-type="float" office:value="0.482286340051844" calcext:value-type="float">
            <text:p>0.482286340051844</text:p>
          </table:table-cell>
          <table:table-cell office:value-type="float" office:value="0.245095779136963" calcext:value-type="float">
            <text:p>0.2450957791369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69076826514595" calcext:value-type="float">
            <text:p>0.569076826514595</text:p>
          </table:table-cell>
          <table:table-cell office:value-type="float" office:value="0.515189762411612" calcext:value-type="float">
            <text:p>0.515189762411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3958284868674" calcext:value-type="float">
            <text:p>0.513958284868674</text:p>
          </table:table-cell>
          <table:table-cell office:value-type="float" office:value="0" calcext:value-type="float">
            <text:p>0</text:p>
          </table:table-cell>
          <table:table-cell office:value-type="float" office:value="0.0381831252437409" calcext:value-type="float">
            <text:p>0.0381831252437409</text:p>
          </table:table-cell>
          <table:table-cell office:value-type="float" office:value="0.244181936272437" calcext:value-type="float">
            <text:p>0.244181936272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663656809351165" calcext:value-type="float">
            <text:p>0.66365680935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451136438989" calcext:value-type="float">
            <text:p>0.782451136438989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91910228375467" calcext:value-type="float">
            <text:p>0.2919102283754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7208023247982" calcext:value-type="float">
            <text:p>0.4720802324798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37774104283198" calcext:value-type="float">
            <text:p>0.013777410428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0327160360748072" calcext:value-type="float">
            <text:p>-0.0327160360748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1234943679671" calcext:value-type="float">
            <text:p>-0.67123494367967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45010727300873" calcext:value-type="float">
            <text:p>0.4501072730087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0.928575533233449" calcext:value-type="float">
            <text:p>-0.928575533233449</text:p>
          </table:table-cell>
          <table:table-cell office:value-type="float" office:value="0.00528200728132514" calcext:value-type="float">
            <text:p>0.0052820072813251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0.391607288961178" calcext:value-type="float">
            <text:p>-0.391607288961178</text:p>
          </table:table-cell>
          <table:table-cell office:value-type="float" office:value="0" calcext:value-type="float">
            <text:p>0</text:p>
          </table:table-cell>
          <table:table-cell office:value-type="float" office:value="-0.959863493323477" calcext:value-type="float">
            <text:p>-0.959863493323477</text:p>
          </table:table-cell>
          <table:table-cell office:value-type="float" office:value="-0.391657366676639" calcext:value-type="float">
            <text:p>-0.391657366676639</text:p>
          </table:table-cell>
          <table:table-cell office:value-type="float" office:value="-0.651404625054953" calcext:value-type="float">
            <text:p>-0.651404625054953</text:p>
          </table:table-cell>
          <table:table-cell office:value-type="float" office:value="-0.672316156138386" calcext:value-type="float">
            <text:p>-0.672316156138386</text:p>
          </table:table-cell>
          <table:table-cell office:value-type="float" office:value="-0.638185451598614" calcext:value-type="float">
            <text:p>-0.638185451598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27927042880481" calcext:value-type="float">
            <text:p>-0.00827927042880481</text:p>
          </table:table-cell>
          <table:table-cell office:value-type="float" office:value="0" calcext:value-type="float">
            <text:p>0</text:p>
          </table:table-cell>
          <table:table-cell office:value-type="float" office:value="-0.782179008339145" calcext:value-type="float">
            <text:p>-0.78217900833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5286963779798" calcext:value-type="float">
            <text:p>-0.815286963779798</text:p>
          </table:table-cell>
          <table:table-cell office:value-type="float" office:value="-0.560594000716729" calcext:value-type="float">
            <text:p>-0.560594000716729</text:p>
          </table:table-cell>
          <table:table-cell office:value-type="float" office:value="-0.659095729129608" calcext:value-type="float">
            <text:p>-0.659095729129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45326652488161" calcext:value-type="float">
            <text:p>-0.745326652488161</text:p>
          </table:table-cell>
          <table:table-cell office:value-type="float" office:value="-0.568541420800509" calcext:value-type="float">
            <text:p>-0.568541420800509</text:p>
          </table:table-cell>
          <table:table-cell office:value-type="float" office:value="0.894975530601916" calcext:value-type="float">
            <text:p>0.89497553060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24826295884" calcext:value-type="float">
            <text:p>-0.04524826295884</text:p>
          </table:table-cell>
          <table:table-cell office:value-type="float" office:value="-0.593088299925291" calcext:value-type="float">
            <text:p>-0.593088299925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02509147780729" calcext:value-type="float">
            <text:p>-0.502509147780729</text:p>
          </table:table-cell>
          <table:table-cell office:value-type="float" office:value="-0.608159824559586" calcext:value-type="float">
            <text:p>-0.608159824559586</text:p>
          </table:table-cell>
          <table:table-cell office:value-type="float" office:value="-0.610373584465166" calcext:value-type="float">
            <text:p>-0.610373584465166</text:p>
          </table:table-cell>
          <table:table-cell office:value-type="float" office:value="-0.6224547853018" calcext:value-type="float">
            <text:p>-0.6224547853018</text:p>
          </table:table-cell>
          <table:table-cell office:value-type="float" office:value="-0.604488539872525" calcext:value-type="float">
            <text:p>-0.604488539872525</text:p>
          </table:table-cell>
          <table:table-cell office:value-type="float" office:value="-0.666960515614932" calcext:value-type="float">
            <text:p>-0.666960515614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8899548057764" calcext:value-type="float">
            <text:p>-0.688899548057764</text:p>
          </table:table-cell>
          <table:table-cell office:value-type="float" office:value="-0.593088299925291" calcext:value-type="float">
            <text:p>-0.593088299925291</text:p>
          </table:table-cell>
          <table:table-cell office:value-type="float" office:value="-0.653109154263878" calcext:value-type="float">
            <text:p>-0.653109154263878</text:p>
          </table:table-cell>
          <table:table-cell office:value-type="float" office:value="-0.575985260052629" calcext:value-type="float">
            <text:p>-0.57598526005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2258912211848" calcext:value-type="float">
            <text:p>-0.65225891221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8803408137562" calcext:value-type="float">
            <text:p>-0.408803408137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2110101993151" calcext:value-type="float">
            <text:p>-0.582110101993151</text:p>
          </table:table-cell>
          <table:table-cell office:value-type="float" office:value="-0.845283604426416" calcext:value-type="float">
            <text:p>-0.845283604426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1304806230523" calcext:value-type="float">
            <text:p>-0.431304806230523</text:p>
          </table:table-cell>
          <table:table-cell office:value-type="float" office:value="-0.425469557759638" calcext:value-type="float">
            <text:p>-0.425469557759638</text:p>
          </table:table-cell>
          <table:table-cell office:value-type="float" office:value="0" calcext:value-type="float">
            <text:p>0</text:p>
          </table:table-cell>
          <table:table-cell office:value-type="float" office:value="-0.600886148838408" calcext:value-type="float">
            <text:p>-0.600886148838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0934736795639" calcext:value-type="float">
            <text:p>-0.660934736795639</text:p>
          </table:table-cell>
          <table:table-cell office:value-type="float" office:value="0" calcext:value-type="float">
            <text:p>0</text:p>
          </table:table-cell>
          <table:table-cell office:value-type="float" office:value="0.733258488515802" calcext:value-type="float">
            <text:p>0.7332584885158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688073757668769" calcext:value-type="float">
            <text:p>-0.688073757668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53361539569184" calcext:value-type="float">
            <text:p>-0.0453361539569184</text:p>
          </table:table-cell>
          <table:table-cell office:value-type="float" office:value="-0.572076770997078" calcext:value-type="float">
            <text:p>-0.572076770997078</text:p>
          </table:table-cell>
          <table:table-cell office:value-type="float" office:value="-0.482181163403414" calcext:value-type="float">
            <text:p>-0.4821811634034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5025615128842" calcext:value-type="float">
            <text:p>-0.675025615128842</text:p>
          </table:table-cell>
          <table:table-cell office:value-type="float" office:value="-0.611106040655235" calcext:value-type="float">
            <text:p>-0.611106040655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09645290810561" calcext:value-type="float">
            <text:p>-0.609645290810561</text:p>
          </table:table-cell>
          <table:table-cell office:value-type="float" office:value="0" calcext:value-type="float">
            <text:p>0</text:p>
          </table:table-cell>
          <table:table-cell office:value-type="float" office:value="-0.0452919296705172" calcext:value-type="float">
            <text:p>-0.0452919296705172</text:p>
          </table:table-cell>
          <table:table-cell office:value-type="float" office:value="-0.439136008028737" calcext:value-type="float">
            <text:p>-0.439136008028737</text:p>
          </table:table-cell>
          <table:table-cell office:value-type="float" office:value="-0.020081066547865" calcext:value-type="float">
            <text:p>-0.020081066547865</text:p>
          </table:table-cell>
          <table:table-cell office:value-type="float" office:value="-0.0453642821905288" calcext:value-type="float">
            <text:p>-0.0453642821905288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485427730961771" calcext:value-type="float">
            <text:p>0.48542773096177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706760310151304" calcext:value-type="float">
            <text:p>-0.70676031015130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8214105118935" calcext:value-type="float">
            <text:p>0.84821410511893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851830445750336" calcext:value-type="float">
            <text:p>-0.8518304457503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938403176437917" calcext:value-type="float">
            <text:p>0.938403176437917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0.389626415534834" calcext:value-type="float">
            <text:p>-0.38962641553483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79854402546322" calcext:value-type="float">
            <text:p>0.2798544025463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319333591538" calcext:value-type="float">
            <text:p>0.5943193335915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0714244667665515" calcext:value-type="float">
            <text:p>-0.071424466766551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0125360260204657" calcext:value-type="float">
            <text:p>-0.01253602602046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846907214444757" calcext:value-type="float">
            <text:p>0.846907214444757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478503917479342" calcext:value-type="float">
            <text:p>0.4785039174793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15683790094744" calcext:value-type="float">
            <text:p>-0.41568379009474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846242591622728" calcext:value-type="float">
            <text:p>0.8462425916227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35046366262401" calcext:value-type="float">
            <text:p>-0.1350463662624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86840949620794" calcext:value-type="float">
            <text:p>-0.18684094962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0.00527587584770253" calcext:value-type="float">
            <text:p>0.00527587584770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5271819508432" calcext:value-type="float">
            <text:p>0.32527181950843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333039484385069" calcext:value-type="float">
            <text:p>-0.333039484385069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0.723579122881879" calcext:value-type="float">
            <text:p>-0.72357912288187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490389087131992" calcext:value-type="float">
            <text:p>0.49038908713199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0.710858756932318" calcext:value-type="float">
            <text:p>-0.710858756932318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95511460127475" calcext:value-type="float">
            <text:p>-0.395511460127475</text:p>
          </table:table-cell>
          <table:table-cell office:value-type="float" office:value="0.436386316660137" calcext:value-type="float">
            <text:p>0.436386316660137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4682133117706" calcext:value-type="float">
            <text:p>-0.15468213311770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848391572736936" calcext:value-type="float">
            <text:p>0.848391572736936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475242737565209" calcext:value-type="float">
            <text:p>0.475242737565209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0.698232807027617" calcext:value-type="float">
            <text:p>-0.69823280702761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68864380243874" calcext:value-type="float">
            <text:p>0.368864380243874</text:p>
          </table:table-cell>
          <table:table-cell office:value-type="float" office:value="0" calcext:value-type="float">
            <text:p>0</text:p>
          </table:table-cell>
          <table:table-cell office:value-type="float" office:value="-0.377545214698201" calcext:value-type="float">
            <text:p>-0.377545214698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44259104924053" calcext:value-type="float">
            <text:p>-0.944259104924053</text:p>
          </table:table-cell>
          <table:table-cell office:value-type="float" office:value="0.417846780069103" calcext:value-type="float">
            <text:p>0.417846780069103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464380077392812" calcext:value-type="float">
            <text:p>-0.046438007739281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841771277453409" calcext:value-type="float">
            <text:p>0.84177127745340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03611550642476" calcext:value-type="float">
            <text:p>0.30361155064247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11100451942236" calcext:value-type="float">
            <text:p>-0.311100451942236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618169746906293" calcext:value-type="float">
            <text:p>0.6181697469062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718696873455893" calcext:value-type="float">
            <text:p>-0.71869687345589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448091382563687" calcext:value-type="float">
            <text:p>0.448091382563687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8964305730871" calcext:value-type="float">
            <text:p>0.33896430573087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-0.346890845736122" calcext:value-type="float">
            <text:p>-0.34689084573612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0.735755094137613" calcext:value-type="float">
            <text:p>-0.7357550941376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504512636542449" calcext:value-type="float">
            <text:p>-0.050451263654244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733258488515802" calcext:value-type="float">
            <text:p>-0.7332584885158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52501413679156" calcext:value-type="float">
            <text:p>0.85250141367915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-0.989098079146942" calcext:value-type="float">
            <text:p>-0.989098079146942</text:p>
          </table:table-cell>
          <table:table-cell office:value-type="float" office:value="0.986773768559262" calcext:value-type="float">
            <text:p>0.98677376855926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0.560129222224828" calcext:value-type="float">
            <text:p>-0.560129222224828</text:p>
          </table:table-cell>
          <table:table-cell office:value-type="float" office:value="0" calcext:value-type="float">
            <text:p>0</text:p>
          </table:table-cell>
          <table:table-cell office:value-type="float" office:value="0.791064566327143" calcext:value-type="float">
            <text:p>0.79106456632714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-0.706247692053786" calcext:value-type="float">
            <text:p>-0.7062476920537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84810237588388" calcext:value-type="float">
            <text:p>0.4848102375883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429570920040524" calcext:value-type="float">
            <text:p>0.429570920040524</text:p>
          </table:table-cell>
          <table:table-cell office:value-type="float" office:value="-0.388893959344765" calcext:value-type="float">
            <text:p>-0.38889395934476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182017184964" calcext:value-type="float">
            <text:p>-0.1518201718496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5973805258228" calcext:value-type="float">
            <text:p>0.84597380525822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370065000937714" calcext:value-type="float">
            <text:p>-0.3700650009377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47306042759453" calcext:value-type="float">
            <text:p>0.947306042759453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-0.43418063497935" calcext:value-type="float">
            <text:p>-0.43418063497935</text:p>
          </table:table-cell>
          <table:table-cell office:value-type="float" office:value="0" calcext:value-type="float">
            <text:p>0</text:p>
          </table:table-cell>
          <table:table-cell office:value-type="float" office:value="0.464771607033952" calcext:value-type="float">
            <text:p>0.4647716070339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-0.339065263204361" calcext:value-type="float">
            <text:p>-0.339065263204361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56581936502065" calcext:value-type="float">
            <text:p>-0.56581936502065</text:p>
          </table:table-cell>
          <table:table-cell office:value-type="float" office:value="0" calcext:value-type="float">
            <text:p>0</text:p>
          </table:table-cell>
          <table:table-cell office:value-type="float" office:value="-0.605685178898145" calcext:value-type="float">
            <text:p>-0.6056851788981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0.347741087788153" calcext:value-type="float">
            <text:p>-0.34774108778815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41478389302851" calcext:value-type="float">
            <text:p>0.44147838930285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0130546165724129" calcext:value-type="float">
            <text:p>-0.01305461657241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971078301276547" calcext:value-type="float">
            <text:p>0.97107830127654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0216081683277258" calcext:value-type="float">
            <text:p>-0.0021608168327725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00570635482460727" calcext:value-type="float">
            <text:p>-0.0057063548246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6862400213298" calcext:value-type="float">
            <text:p>-0.00246862400213298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516567640053534" calcext:value-type="float">
            <text:p>0.5165676400535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00239551682468255" calcext:value-type="float">
            <text:p>2.39551682468255E-0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00000396509008817992" calcext:value-type="float">
            <text:p>3.96509008817992E-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0104711378631326" calcext:value-type="float">
            <text:p>1.04711378631326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-0.349170668961767" calcext:value-type="float">
            <text:p>-0.34917066896176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792297330899644" calcext:value-type="float">
            <text:p>0.79229733089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1384867479176" calcext:value-type="float">
            <text:p>-0.18138486747917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68361269958699" calcext:value-type="float">
            <text:p>0.368361269958699</text:p>
          </table:table-cell>
          <table:table-cell office:value-type="float" office:value="-0.368361269958699" calcext:value-type="float">
            <text:p>-0.368361269958699</text:p>
          </table:table-cell>
          <table:table-cell office:value-type="float" office:value="-0.394314821101855" calcext:value-type="float">
            <text:p>-0.39431482110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47796349100339" calcext:value-type="float">
            <text:p>0.7477963491003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652970106789622" calcext:value-type="float">
            <text:p>0.65297010678962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50925511254692" calcext:value-type="float">
            <text:p>0.509255112546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626869842305631" calcext:value-type="float">
            <text:p>-0.62686984230563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32876505632033" calcext:value-type="float">
            <text:p>-0.3287650563203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85694738138555" calcext:value-type="float">
            <text:p>0.2856947381385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48169554249664" calcext:value-type="float">
            <text:p>-0.14816955424966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615968235620831" calcext:value-type="float">
            <text:p>0.06159682356208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154716395573584" calcext:value-type="float">
            <text:p>-0.15471639557358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0.417889898006849" calcext:value-type="float">
            <text:p>-0.417889898006849</text:p>
          </table:table-cell>
          <table:table-cell office:value-type="float" office:value="0" calcext:value-type="float">
            <text:p>0</text:p>
          </table:table-cell>
          <table:table-cell office:value-type="float" office:value="0.673693600541632" calcext:value-type="float">
            <text:p>0.673693600541632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739336258881227" calcext:value-type="float">
            <text:p>0.7393362588812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82909484799937" calcext:value-type="float">
            <text:p>-0.1829094847999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212089301847456" calcext:value-type="float">
            <text:p>-0.212089301847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0.281869794481393" calcext:value-type="float">
            <text:p>-0.28186979448139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416072548498656" calcext:value-type="float">
            <text:p>0.41607254849865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0.0140215066982337" calcext:value-type="float">
            <text:p>-0.0140215066982337</text:p>
          </table:table-cell>
          <table:table-cell office:value-type="float" office:value="0" calcext:value-type="float">
            <text:p>0</text:p>
          </table:table-cell>
          <table:table-cell office:value-type="float" office:value="-0.0343679312934326" calcext:value-type="float">
            <text:p>-0.0343679312934326</text:p>
          </table:table-cell>
          <table:table-cell office:value-type="float" office:value="-0.0140232997318226" calcext:value-type="float">
            <text:p>-0.0140232997318226</text:p>
          </table:table-cell>
          <table:table-cell office:value-type="float" office:value="-0.0233235554366148" calcext:value-type="float">
            <text:p>-0.0233235554366148</text:p>
          </table:table-cell>
          <table:table-cell office:value-type="float" office:value="-0.0240722932191379" calcext:value-type="float">
            <text:p>-0.0240722932191379</text:p>
          </table:table-cell>
          <table:table-cell office:value-type="float" office:value="-0.0228502426705147" calcext:value-type="float">
            <text:p>-0.0228502426705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29643944085393" calcext:value-type="float">
            <text:p>-0.00029643944085393</text:p>
          </table:table-cell>
          <table:table-cell office:value-type="float" office:value="0" calcext:value-type="float">
            <text:p>0</text:p>
          </table:table-cell>
          <table:table-cell office:value-type="float" office:value="-0.0280059348071338" calcext:value-type="float">
            <text:p>-0.028005934807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1913658041088" calcext:value-type="float">
            <text:p>-0.0291913658041088</text:p>
          </table:table-cell>
          <table:table-cell office:value-type="float" office:value="-0.0200720792426785" calcext:value-type="float">
            <text:p>-0.0200720792426785</text:p>
          </table:table-cell>
          <table:table-cell office:value-type="float" office:value="-0.023598935569568" calcext:value-type="float">
            <text:p>-0.02359893556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68643547968" calcext:value-type="float">
            <text:p>-0.02668643547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64887438382676" calcext:value-type="float">
            <text:p>-0.00164887438382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08338493245792" calcext:value-type="float">
            <text:p>-0.0408338493245792</text:p>
          </table:table-cell>
          <table:table-cell office:value-type="float" office:value="0" calcext:value-type="float">
            <text:p>0</text:p>
          </table:table-cell>
          <table:table-cell office:value-type="float" office:value="-0.01799234993869" calcext:value-type="float">
            <text:p>-0.01799234993869</text:p>
          </table:table-cell>
          <table:table-cell office:value-type="float" office:value="-0.0217751745026999" calcext:value-type="float">
            <text:p>-0.0217751745026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557408950759466" calcext:value-type="float">
            <text:p>-0.055740895075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6231635864992" calcext:value-type="float">
            <text:p>-0.0206231635864992</text:p>
          </table:table-cell>
          <table:table-cell office:value-type="float" office:value="0" calcext:value-type="float">
            <text:p>0</text:p>
          </table:table-cell>
          <table:table-cell office:value-type="float" office:value="0.0984261297941652" calcext:value-type="float">
            <text:p>0.0984261297941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46902208864081" calcext:value-type="float">
            <text:p>0.0246902208864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7243750948902" calcext:value-type="float">
            <text:p>-0.02472437509489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4761941261207" calcext:value-type="float">
            <text:p>0.0264761941261207</text:p>
          </table:table-cell>
          <table:table-cell office:value-type="float" office:value="-0.0260901570195046" calcext:value-type="float">
            <text:p>-0.02609015701950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13578228641975" calcext:value-type="float">
            <text:p>-0.0213578228641975</text:p>
          </table:table-cell>
          <table:table-cell office:value-type="float" office:value="0" calcext:value-type="float">
            <text:p>0</text:p>
          </table:table-cell>
          <table:table-cell office:value-type="float" office:value="-0.0933596187840201" calcext:value-type="float">
            <text:p>-0.09335961878402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62643541834131" calcext:value-type="float">
            <text:p>-0.00162643541834131</text:p>
          </table:table-cell>
          <table:table-cell office:value-type="float" office:value="0" calcext:value-type="float">
            <text:p>0</text:p>
          </table:table-cell>
          <table:table-cell office:value-type="float" office:value="-0.0104094815934799" calcext:value-type="float">
            <text:p>-0.01040948159347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163005920147434" calcext:value-type="float">
            <text:p>-0.00163005920147434</text:p>
          </table:table-cell>
          <table:table-cell office:value-type="float" office:value="-0.0103706697032421" calcext:value-type="float">
            <text:p>-0.0103706697032421</text:p>
          </table:table-cell>
          <table:table-cell office:value-type="float" office:value="0" calcext:value-type="float">
            <text:p>0</text:p>
          </table:table-cell>
          <table:table-cell office:value-type="float" office:value="-0.0016297074185056" calcext:value-type="float">
            <text:p>-0.001629707418505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784492163956333" calcext:value-type="float">
            <text:p>0.000784492163956333</text:p>
          </table:table-cell>
          <table:table-cell office:value-type="float" office:value="-0.0167844550329619" calcext:value-type="float">
            <text:p>-0.0167844550329619</text:p>
          </table:table-cell>
          <table:table-cell office:value-type="float" office:value="-0.00576857538309" calcext:value-type="float">
            <text:p>-0.00576857538309</text:p>
          </table:table-cell>
          <table:table-cell office:value-type="float" office:value="0.000784592482761615" calcext:value-type="float">
            <text:p>0.000784592482761615</text:p>
          </table:table-cell>
          <table:table-cell office:value-type="float" office:value="0.0013049344032286" calcext:value-type="float">
            <text:p>0.0013049344032286</text:p>
          </table:table-cell>
          <table:table-cell office:value-type="float" office:value="0.001346825687517" calcext:value-type="float">
            <text:p>0.001346825687517</text:p>
          </table:table-cell>
          <table:table-cell office:value-type="float" office:value="0.00127845292986791" calcext:value-type="float">
            <text:p>0.00127845292986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65855507407579" calcext:value-type="float">
            <text:p>1.65855507407579E-05</text:p>
          </table:table-cell>
          <table:table-cell office:value-type="float" office:value="-0.0111896366886413" calcext:value-type="float">
            <text:p>-0.0111896366886413</text:p>
          </table:table-cell>
          <table:table-cell office:value-type="float" office:value="0.00156690981028708" calcext:value-type="float">
            <text:p>0.00156690981028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323373310451" calcext:value-type="float">
            <text:p>0.00163323373310451</text:p>
          </table:table-cell>
          <table:table-cell office:value-type="float" office:value="0.00112301689248385" calcext:value-type="float">
            <text:p>0.00112301689248385</text:p>
          </table:table-cell>
          <table:table-cell office:value-type="float" office:value="0.00132034170296182" calcext:value-type="float">
            <text:p>0.00132034170296182</text:p>
          </table:table-cell>
          <table:table-cell office:value-type="float" office:value="0.00891234856155868" calcext:value-type="float">
            <text:p>0.0089123485615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308487085574" calcext:value-type="float">
            <text:p>0.00149308487085574</text:p>
          </table:table-cell>
          <table:table-cell office:value-type="float" office:value="0.00113893766044486" calcext:value-type="float">
            <text:p>0.0011389376604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42912278684298" calcext:value-type="float">
            <text:p>9.42912278684298E-05</text:p>
          </table:table-cell>
          <table:table-cell office:value-type="float" office:value="0.000129798124234987" calcext:value-type="float">
            <text:p>0.0001297981242349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1326877111944" calcext:value-type="float">
            <text:p>0.00201326877111944</text:p>
          </table:table-cell>
          <table:table-cell office:value-type="float" office:value="0.00243653917293959" calcext:value-type="float">
            <text:p>0.0024365391729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609693414072" calcext:value-type="float">
            <text:p>0.00133609693414072</text:p>
          </table:table-cell>
          <table:table-cell office:value-type="float" office:value="0.000869798237465464" calcext:value-type="float">
            <text:p>0.000869798237465464</text:p>
          </table:table-cell>
          <table:table-cell office:value-type="float" office:value="0.000066029208434821" calcext:value-type="float">
            <text:p>6.6029208434821E-05</text:p>
          </table:table-cell>
          <table:table-cell office:value-type="float" office:value="-0.000874478935999981" calcext:value-type="float">
            <text:p>-0.000874478935999981</text:p>
          </table:table-cell>
          <table:table-cell office:value-type="float" office:value="0" calcext:value-type="float">
            <text:p>0</text:p>
          </table:table-cell>
          <table:table-cell office:value-type="float" office:value="0.00138004657328519" calcext:value-type="float">
            <text:p>0.00138004657328519</text:p>
          </table:table-cell>
          <table:table-cell office:value-type="float" office:value="0" calcext:value-type="float">
            <text:p>0</text:p>
          </table:table-cell>
          <table:table-cell office:value-type="float" office:value="0.00130834902253046" calcext:value-type="float">
            <text:p>0.00130834902253046</text:p>
          </table:table-cell>
          <table:table-cell office:value-type="float" office:value="0.00115384962385221" calcext:value-type="float">
            <text:p>0.00115384962385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98972699773347" calcext:value-type="float">
            <text:p>3.98972699773347E-05</text:p>
          </table:table-cell>
          <table:table-cell office:value-type="float" office:value="0" calcext:value-type="float">
            <text:p>0</text:p>
          </table:table-cell>
          <table:table-cell office:value-type="float" office:value="-0.0013634866080752" calcext:value-type="float">
            <text:p>-0.0013634866080752</text:p>
          </table:table-cell>
          <table:table-cell office:value-type="float" office:value="0.00108797275336637" calcext:value-type="float">
            <text:p>0.00108797275336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9332487592954" calcext:value-type="float">
            <text:p>0.00169332487592954</text:p>
          </table:table-cell>
          <table:table-cell office:value-type="float" office:value="0" calcext:value-type="float">
            <text:p>0</text:p>
          </table:table-cell>
          <table:table-cell office:value-type="float" office:value="-0.00134125980712474" calcext:value-type="float">
            <text:p>-0.00134125980712474</text:p>
          </table:table-cell>
          <table:table-cell office:value-type="float" office:value="0.00138330915058521" calcext:value-type="float">
            <text:p>0.00138330915058521</text:p>
          </table:table-cell>
          <table:table-cell office:value-type="float" office:value="0" calcext:value-type="float">
            <text:p>0</text:p>
          </table:table-cell>
          <table:table-cell office:value-type="float" office:value="0.000864016708325602" calcext:value-type="float">
            <text:p>0.000864016708325602</text:p>
          </table:table-cell>
          <table:table-cell office:value-type="float" office:value="0" calcext:value-type="float">
            <text:p>0</text:p>
          </table:table-cell>
          <table:table-cell office:value-type="float" office:value="-0.00198358978513616" calcext:value-type="float">
            <text:p>-0.00198358978513616</text:p>
          </table:table-cell>
          <table:table-cell office:value-type="float" office:value="-0.00120373263849121" calcext:value-type="float">
            <text:p>-0.00120373263849121</text:p>
          </table:table-cell>
          <table:table-cell office:value-type="float" office:value="-0.00148132203409672" calcext:value-type="float">
            <text:p>-0.00148132203409672</text:p>
          </table:table-cell>
          <table:table-cell office:value-type="float" office:value="0" calcext:value-type="float">
            <text:p>0</text:p>
          </table:table-cell>
          <table:table-cell office:value-type="float" office:value="0.0000165884547210607" calcext:value-type="float">
            <text:p>1.65884547210607E-05</text:p>
          </table:table-cell>
          <table:table-cell office:value-type="float" office:value="0" calcext:value-type="float">
            <text:p>0</text:p>
          </table:table-cell>
          <table:table-cell office:value-type="float" office:value="0.00132402571790262" calcext:value-type="float">
            <text:p>0.001324025717902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878248311790096" calcext:value-type="float">
            <text:p>0.000878248311790096</text:p>
          </table:table-cell>
          <table:table-cell office:value-type="float" office:value="0.00522339652522793" calcext:value-type="float">
            <text:p>0.00522339652522793</text:p>
          </table:table-cell>
          <table:table-cell office:value-type="float" office:value="0" calcext:value-type="float">
            <text:p>0</text:p>
          </table:table-cell>
          <table:table-cell office:value-type="float" office:value="0.00137839229843511" calcext:value-type="float">
            <text:p>0.00137839229843511</text:p>
          </table:table-cell>
          <table:table-cell office:value-type="float" office:value="0.00176592372561454" calcext:value-type="float">
            <text:p>0.00176592372561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7715958000317" calcext:value-type="float">
            <text:p>-0.00177715958000317</text:p>
          </table:table-cell>
          <table:table-cell office:value-type="float" office:value="-0.00178025061056974" calcext:value-type="float">
            <text:p>-0.00178025061056974</text:p>
          </table:table-cell>
          <table:table-cell office:value-type="float" office:value="-0.00175536904563543" calcext:value-type="float">
            <text:p>-0.00175536904563543</text:p>
          </table:table-cell>
          <table:table-cell office:value-type="float" office:value="-0.00170778404193415" calcext:value-type="float">
            <text:p>-0.00170778404193415</text:p>
          </table:table-cell>
          <table:table-cell office:value-type="float" office:value="-0.00183202086257898" calcext:value-type="float">
            <text:p>-0.00183202086257898</text:p>
          </table:table-cell>
          <table:table-cell office:value-type="float" office:value="-0.00178336270184758" calcext:value-type="float">
            <text:p>-0.00178336270184758</text:p>
          </table:table-cell>
          <table:table-cell office:value-type="float" office:value="0.000129971448999384" calcext:value-type="float">
            <text:p>0.000129971448999384</text:p>
          </table:table-cell>
          <table:table-cell office:value-type="float" office:value="0.00114601989462239" calcext:value-type="float">
            <text:p>0.00114601989462239</text:p>
          </table:table-cell>
          <table:table-cell office:value-type="float" office:value="0.000582402227997461" calcext:value-type="float">
            <text:p>0.000582402227997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3522534448813" calcext:value-type="float">
            <text:p>0.001352253444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822013268131666" calcext:value-type="float">
            <text:p>-8.22013268131666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29884541978864" calcext:value-type="float">
            <text:p>0.000129884541978864</text:p>
          </table:table-cell>
          <table:table-cell office:value-type="float" office:value="0.000580230733562864" calcext:value-type="float">
            <text:p>0.000580230733562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988810363311359" calcext:value-type="float">
            <text:p>-0.98881036331135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118524991836797" calcext:value-type="float">
            <text:p>0.118524991836797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973655834002755" calcext:value-type="float">
            <text:p>0.973655834002755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88891756212591" calcext:value-type="float">
            <text:p>0.98889175621259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9890649022375" calcext:value-type="float">
            <text:p>0.9890649022375</text:p>
          </table:table-cell>
          <table:table-cell office:value-type="float" office:value="-0.986740669613213" calcext:value-type="float">
            <text:p>-0.98674066961321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577378318281438" calcext:value-type="float">
            <text:p>0.5773783182814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7527562490511" calcext:value-type="float">
            <text:p>-0.97527562490511</text:p>
          </table:table-cell>
          <table:table-cell office:value-type="float" office:value="0.489407650193675" calcext:value-type="float">
            <text:p>0.48940765019367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975309779113592" calcext:value-type="float">
            <text:p>0.975309779113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0101815067266" calcext:value-type="float">
            <text:p>-0.490101815067266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89815056853721" calcext:value-type="float">
            <text:p>0.18981505685372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240291563284742" calcext:value-type="float">
            <text:p>-0.24029156328474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0.715014933393718" calcext:value-type="float">
            <text:p>-0.715014933393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1475008163203" calcext:value-type="float">
            <text:p>0.881475008163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0148823514886" calcext:value-type="float">
            <text:p>0.560148823514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523805873879" calcext:value-type="float">
            <text:p>0.973523805873879</text:p>
          </table:table-cell>
          <table:table-cell office:value-type="float" office:value="0" calcext:value-type="float">
            <text:p>0</text:p>
          </table:table-cell>
          <table:table-cell office:value-type="float" office:value="-0.0109019208530581" calcext:value-type="float">
            <text:p>-0.010901920853058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716102906147084" calcext:value-type="float">
            <text:p>0.716102906147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82816267970327" calcext:value-type="float">
            <text:p>-0.88281626797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8695193769477" calcext:value-type="float">
            <text:p>-0.56869519376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75005127907976" calcext:value-type="float">
            <text:p>-0.975005127907976</text:p>
          </table:table-cell>
          <table:table-cell office:value-type="float" office:value="0" calcext:value-type="float">
            <text:p>0</text:p>
          </table:table-cell>
          <table:table-cell office:value-type="float" office:value="0.0109185093077792" calcext:value-type="float">
            <text:p>0.0109185093077792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0.509898184932734" calcext:value-type="float">
            <text:p>-0.50989818493273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60380910259649" calcext:value-type="float">
            <text:p>0.0603809102596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510592349806325" calcext:value-type="float">
            <text:p>0.510592349806325</text:p>
          </table:table-cell>
          <table:table-cell office:value-type="float" office:value="0.635526714414804" calcext:value-type="float">
            <text:p>0.63552671441480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604631121675281" calcext:value-type="float">
            <text:p>-0.06046311216752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526939572405469" calcext:value-type="float">
            <text:p>0.052693957240546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0144012200155335" calcext:value-type="float">
            <text:p>-0.0144012200155335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655702455234625" calcext:value-type="float">
            <text:p>0.655702455234625</text:p>
          </table:table-cell>
          <table:table-cell office:value-type="float" office:value="-0.397910118523101" calcext:value-type="float">
            <text:p>-0.39791011852310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0235135500579273" calcext:value-type="float">
            <text:p>-0.023513550057927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614818122852813" calcext:value-type="float">
            <text:p>0.06148181228528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583441730969256" calcext:value-type="float">
            <text:p>-0.58344173096925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973909842980496" calcext:value-type="float">
            <text:p>-0.973909842980496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395868446765335" calcext:value-type="float">
            <text:p>0.0395868446765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59166150675421" calcext:value-type="float">
            <text:p>-0.95916615067542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78072149113364" calcext:value-type="float">
            <text:p>-0.47807214911336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901573870205835" calcext:value-type="float">
            <text:p>0.90157387020583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290953381253789" calcext:value-type="float">
            <text:p>-0.290953381253789</text:p>
          </table:table-cell>
          <table:table-cell office:value-type="float" office:value="-0.291459439238126" calcext:value-type="float">
            <text:p>-0.291459439238126</text:p>
          </table:table-cell>
          <table:table-cell office:value-type="float" office:value="-0.287385874022047" calcext:value-type="float">
            <text:p>-0.287385874022047</text:p>
          </table:table-cell>
          <table:table-cell office:value-type="float" office:value="-0.279595342502172" calcext:value-type="float">
            <text:p>-0.279595342502172</text:p>
          </table:table-cell>
          <table:table-cell office:value-type="float" office:value="-0.299935172109804" calcext:value-type="float">
            <text:p>-0.299935172109804</text:p>
          </table:table-cell>
          <table:table-cell office:value-type="float" office:value="-0.291968945244366" calcext:value-type="float">
            <text:p>-0.29196894524436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0.978642177135803" calcext:value-type="float">
            <text:p>-0.978642177135803</text:p>
          </table:table-cell>
          <table:table-cell office:value-type="float" office:value="0.719267349141888" calcext:value-type="float">
            <text:p>0.71926734914188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86214541072346" calcext:value-type="float">
            <text:p>0.88621454107234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747018196439721" calcext:value-type="float">
            <text:p>0.0747018196439721</text:p>
          </table:table-cell>
          <table:table-cell office:value-type="float" office:value="0" calcext:value-type="float">
            <text:p>0</text:p>
          </table:table-cell>
          <table:table-cell office:value-type="float" office:value="0.183100651040721" calcext:value-type="float">
            <text:p>0.183100651040721</text:p>
          </table:table-cell>
          <table:table-cell office:value-type="float" office:value="0.0747113723172088" calcext:value-type="float">
            <text:p>0.0747113723172088</text:p>
          </table:table-cell>
          <table:table-cell office:value-type="float" office:value="0.124259972139917" calcext:value-type="float">
            <text:p>0.124259972139917</text:p>
          </table:table-cell>
          <table:table-cell office:value-type="float" office:value="0.128248992435269" calcext:value-type="float">
            <text:p>0.128248992435269</text:p>
          </table:table-cell>
          <table:table-cell office:value-type="float" office:value="0.121738322673184" calcext:value-type="float">
            <text:p>0.121738322673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57932848415425" calcext:value-type="float">
            <text:p>0.00157932848415425</text:p>
          </table:table-cell>
          <table:table-cell office:value-type="float" office:value="0" calcext:value-type="float">
            <text:p>0</text:p>
          </table:table-cell>
          <table:table-cell office:value-type="float" office:value="0.14920609717263" calcext:value-type="float">
            <text:p>0.1492060971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43340832187" calcext:value-type="float">
            <text:p>0.311043340832187</text:p>
          </table:table-cell>
          <table:table-cell office:value-type="float" office:value="0.106937212650262" calcext:value-type="float">
            <text:p>0.106937212650262</text:p>
          </table:table-cell>
          <table:table-cell office:value-type="float" office:value="0.125727103844672" calcext:value-type="float">
            <text:p>0.125727103844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176253454607" calcext:value-type="float">
            <text:p>0.142176253454607</text:p>
          </table:table-cell>
          <table:table-cell office:value-type="float" office:value="0.10845323842013" calcext:value-type="float">
            <text:p>0.10845323842013</text:p>
          </table:table-cell>
          <table:table-cell office:value-type="float" office:value="0" calcext:value-type="float">
            <text:p>0</text:p>
          </table:table-cell>
          <table:table-cell office:value-type="float" office:value="0.00904382925084764" calcext:value-type="float">
            <text:p>0.00904382925084764</text:p>
          </table:table-cell>
          <table:table-cell office:value-type="float" office:value="0" calcext:value-type="float">
            <text:p>0</text:p>
          </table:table-cell>
          <table:table-cell office:value-type="float" office:value="0.00863142151518533" calcext:value-type="float">
            <text:p>0.0086314215151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56686115493" calcext:value-type="float">
            <text:p>0.18556686115493</text:p>
          </table:table-cell>
          <table:table-cell office:value-type="float" office:value="0.217548863561011" calcext:value-type="float">
            <text:p>0.217548863561011</text:p>
          </table:table-cell>
          <table:table-cell office:value-type="float" office:value="0" calcext:value-type="float">
            <text:p>0</text:p>
          </table:table-cell>
          <table:table-cell office:value-type="float" office:value="0.09585490304743" calcext:value-type="float">
            <text:p>0.09585490304743</text:p>
          </table:table-cell>
          <table:table-cell office:value-type="float" office:value="0.116007474781187" calcext:value-type="float">
            <text:p>0.116007474781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9873202636694" calcext:value-type="float">
            <text:p>0.109873202636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79820992237985" calcext:value-type="float">
            <text:p>0.0779820992237985</text:p>
          </table:table-cell>
          <table:table-cell office:value-type="float" office:value="0" calcext:value-type="float">
            <text:p>0</text:p>
          </table:table-cell>
          <table:table-cell office:value-type="float" office:value="-0.103600199127106" calcext:value-type="float">
            <text:p>-0.1036001991271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38996860457995" calcext:value-type="float">
            <text:p>0.1389968604579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3785458927654" calcext:value-type="float">
            <text:p>0.113785458927654</text:p>
          </table:table-cell>
          <table:table-cell office:value-type="float" office:value="0" calcext:value-type="float">
            <text:p>0</text:p>
          </table:table-cell>
          <table:table-cell office:value-type="float" office:value="0.994776603474772" calcext:value-type="float">
            <text:p>0.994776603474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6463977596258" calcext:value-type="float">
            <text:p>-0.106463977596258</text:p>
          </table:table-cell>
          <table:table-cell office:value-type="float" office:value="-0.276420877118121" calcext:value-type="float">
            <text:p>-0.276420877118121</text:p>
          </table:table-cell>
          <table:table-cell office:value-type="float" office:value="-0.264244905862387" calcext:value-type="float">
            <text:p>-0.264244905862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64818733505715" calcext:value-type="float">
            <text:p>0.00864818733505715</text:p>
          </table:table-cell>
          <table:table-cell office:value-type="float" office:value="0" calcext:value-type="float">
            <text:p>0</text:p>
          </table:table-cell>
          <table:table-cell office:value-type="float" office:value="0.0554581781629313" calcext:value-type="float">
            <text:p>0.05545817816293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863975124353968" calcext:value-type="float">
            <text:p>0.00863975124353968</text:p>
          </table:table-cell>
          <table:table-cell office:value-type="float" office:value="0.0552514016098131" calcext:value-type="float">
            <text:p>0.0552514016098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336343190648835" calcext:value-type="float">
            <text:p>0.3363431906488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51785894881065" calcext:value-type="float">
            <text:p>0.151785894881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6187657891052" calcext:value-type="float">
            <text:p>0.14618765789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6664402588934" calcext:value-type="float">
            <text:p>0.23666440258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6306399458368" calcext:value-type="float">
            <text:p>0.326306399458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7940948109647" calcext:value-type="float">
            <text:p>0.147940948109647</text:p>
          </table:table-cell>
          <table:table-cell office:value-type="float" office:value="0.344297544765375" calcext:value-type="float">
            <text:p>0.344297544765375</text:p>
          </table:table-cell>
          <table:table-cell office:value-type="float" office:value="0.208935433672857" calcext:value-type="float">
            <text:p>0.2089354336728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0664038121598" calcext:value-type="float">
            <text:p>-0.9066403812159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6559212098488" calcext:value-type="float">
            <text:p>0.2465592120984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51931751194537" calcext:value-type="float">
            <text:p>0.351931751194537</text:p>
          </table:table-cell>
          <table:table-cell office:value-type="float" office:value="0" calcext:value-type="float">
            <text:p>0</text:p>
          </table:table-cell>
          <table:table-cell office:value-type="float" office:value="0.246907731709547" calcext:value-type="float">
            <text:p>0.246907731709547</text:p>
          </table:table-cell>
          <table:table-cell office:value-type="float" office:value="0.00698243145711117" calcext:value-type="float">
            <text:p>0.0069824314571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74021902428625" calcext:value-type="float">
            <text:p>-0.7402190242862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718130205518607" calcext:value-type="float">
            <text:p>-0.718130205518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57724846930122" calcext:value-type="float">
            <text:p>-0.75772484693012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26541375221745" calcext:value-type="float">
            <text:p>0.52654137522174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77452609336919" calcext:value-type="float">
            <text:p>-0.77452609336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2203650899661" calcext:value-type="float">
            <text:p>0.25220365089966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0.115842472222548" calcext:value-type="float">
            <text:p>-0.11584247222254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53490440992844" calcext:value-type="float">
            <text:p>0.153490440992844</text:p>
          </table:table-cell>
          <table:table-cell office:value-type="float" office:value="0.153757408377272" calcext:value-type="float">
            <text:p>0.153757408377272</text:p>
          </table:table-cell>
          <table:table-cell office:value-type="float" office:value="0.151608427263064" calcext:value-type="float">
            <text:p>0.151608427263064</text:p>
          </table:table-cell>
          <table:table-cell office:value-type="float" office:value="0.147498586320844" calcext:value-type="float">
            <text:p>0.147498586320844</text:p>
          </table:table-cell>
          <table:table-cell office:value-type="float" office:value="0.158228722546591" calcext:value-type="float">
            <text:p>0.158228722546591</text:p>
          </table:table-cell>
          <table:table-cell office:value-type="float" office:value="0.154026194741772" calcext:value-type="float">
            <text:p>0.15402619474177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0.311926242331231" calcext:value-type="float">
            <text:p>-0.3119262423312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19333920040593" calcext:value-type="float">
            <text:p>0.419333920040593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-0.427923229002922" calcext:value-type="float">
            <text:p>-0.42792322900292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631638730041301" calcext:value-type="float">
            <text:p>0.631638730041301</text:p>
          </table:table-cell>
          <table:table-cell office:value-type="float" office:value="-0.631638730041301" calcext:value-type="float">
            <text:p>-0.631638730041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288818014534755" calcext:value-type="float">
            <text:p>0.0288818014534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317305335300824" calcext:value-type="float">
            <text:p>0.317305335300824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-0.324974384871158" calcext:value-type="float">
            <text:p>-0.3249743848711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0.939454686505659" calcext:value-type="float">
            <text:p>-0.9394546865056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939619089740351" calcext:value-type="float">
            <text:p>0.9396190897403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46160094972913" calcext:value-type="float">
            <text:p>0.346160094972913</text:p>
          </table:table-cell>
          <table:table-cell office:value-type="float" office:value="0.0262781367888107" calcext:value-type="float">
            <text:p>0.026278136788810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70279784235355" calcext:value-type="float">
            <text:p>0.70279784235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7269459166208" calcext:value-type="float">
            <text:p>-0.70726945916620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86041715131326" calcext:value-type="float">
            <text:p>0.486041715131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763335597411066" calcext:value-type="float">
            <text:p>0.76333559741106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486948645693022" calcext:value-type="float">
            <text:p>-0.48694864569302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961052605820384" calcext:value-type="float">
            <text:p>-0.96105260582038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295436233920836" calcext:value-type="float">
            <text:p>0.29543623392083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-0.390354709189439" calcext:value-type="float">
            <text:p>-0.390354709189439</text:p>
          </table:table-cell>
          <table:table-cell office:value-type="float" office:value="0.648068248805463" calcext:value-type="float">
            <text:p>0.6480682488054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991087651438441" calcext:value-type="float">
            <text:p>0.99108765143844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22547390663081" calcext:value-type="float">
            <text:p>-0.225473906630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479498502280581" calcext:value-type="float">
            <text:p>-0.47949850228058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649465844430158" calcext:value-type="float">
            <text:p>-0.64946584443015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846509559007157" calcext:value-type="float">
            <text:p>0.8465095590071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9453503940768" calcext:value-type="float">
            <text:p>-0.1894535039407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51563070799771" calcext:value-type="float">
            <text:p>-0.15156307079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5228392966049" calcext:value-type="float">
            <text:p>0.5352283929660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253253419919183" calcext:value-type="float">
            <text:p>0.00253253419919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7986912032159" calcext:value-type="float">
            <text:p>0.227986912032159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00614256894916658" calcext:value-type="float">
            <text:p>-0.00614256894916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947786505655516" calcext:value-type="float">
            <text:p>0.94778650565551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947720083518167" calcext:value-type="float">
            <text:p>0.9477200835181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947760891985175" calcext:value-type="float">
            <text:p>0.947760891985175</text:p>
          </table:table-cell>
          <table:table-cell office:value-type="float" office:value="0.45307869967464" calcext:value-type="float">
            <text:p>0.45307869967464</text:p>
          </table:table-cell>
          <table:table-cell office:value-type="float" office:value="-0.973776364502968" calcext:value-type="float">
            <text:p>-0.97377636450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94004824608492" calcext:value-type="float">
            <text:p>-0.9400482460849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971197993086479" calcext:value-type="float">
            <text:p>-0.97119799308647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950876593791968" calcext:value-type="float">
            <text:p>-0.9508765937919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947371656303401" calcext:value-type="float">
            <text:p>-0.947371656303401</text:p>
          </table:table-cell>
          <table:table-cell office:value-type="float" office:value="0" calcext:value-type="float">
            <text:p>0</text:p>
          </table:table-cell>
          <table:table-cell office:value-type="float" office:value="0.979240158114569" calcext:value-type="float">
            <text:p>0.979240158114569</text:p>
          </table:table-cell>
          <table:table-cell office:value-type="float" office:value="-0.950537386388833" calcext:value-type="float">
            <text:p>-0.950537386388833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kcat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241.28010732513" calcext:value-type="float">
            <text:p>2241.28010732513</text:p>
          </table:table-cell>
          <table:table-cell office:value-type="float" office:value="600520540000" calcext:value-type="float">
            <text:p>600520540000</text:p>
          </table:table-cell>
          <table:table-cell office:value-type="float" office:value="1.11" calcext:value-type="float">
            <text:p>1.11</text:p>
          </table:table-cell>
          <table:table-cell office:value-type="float" office:value="2048.86590553125" calcext:value-type="float">
            <text:p>2048.86590553125</text:p>
          </table:table-cell>
          <table:table-cell office:value-type="float" office:value="1101.38208503761" calcext:value-type="float">
            <text:p>1101.38208503761</text:p>
          </table:table-cell>
          <table:table-cell office:value-type="float" office:value="1067.12500896452" calcext:value-type="float">
            <text:p>1067.12500896452</text:p>
          </table:table-cell>
          <table:table-cell office:value-type="float" office:value="1124.19576840715" calcext:value-type="float">
            <text:p>1124.19576840715</text:p>
          </table:table-cell>
          <table:table-cell office:value-type="float" office:value="2682460000000" calcext:value-type="float">
            <text:p>2682460000000</text:p>
          </table:table-cell>
          <table:table-cell office:value-type="float" office:value="450174910000" calcext:value-type="float">
            <text:p>450174910000</text:p>
          </table:table-cell>
          <table:table-cell office:value-type="float" office:value="724.402455273893" calcext:value-type="float">
            <text:p>724.402455273893</text:p>
          </table:table-cell>
          <table:table-cell office:value-type="float" office:value="920939630000" calcext:value-type="float">
            <text:p>920939630000</text:p>
          </table:table-cell>
          <table:table-cell office:value-type="float" office:value="180152870000" calcext:value-type="float">
            <text:p>180152870000</text:p>
          </table:table-cell>
          <table:table-cell office:value-type="float" office:value="10079410000" calcext:value-type="float">
            <text:p>10079410000</text:p>
          </table:table-cell>
          <table:table-cell office:value-type="float" office:value="296066.268019212" calcext:value-type="float">
            <text:p>296066.268019212</text:p>
          </table:table-cell>
          <table:table-cell office:value-type="float" office:value="900780810000" calcext:value-type="float">
            <text:p>900780810000</text:p>
          </table:table-cell>
          <table:table-cell office:value-type="float" office:value="1098.19952126236" calcext:value-type="float">
            <text:p>1098.19952126236</text:p>
          </table:table-cell>
          <table:table-cell office:value-type="float" office:value="170305260000" calcext:value-type="float">
            <text:p>170305260000</text:p>
          </table:table-cell>
          <table:table-cell office:value-type="float" office:value="319988100000" calcext:value-type="float">
            <text:p>319988100000</text:p>
          </table:table-cell>
          <table:table-cell office:value-type="float" office:value="1456.75609359933" calcext:value-type="float">
            <text:p>1456.75609359933</text:p>
          </table:table-cell>
          <table:table-cell office:value-type="float" office:value="1554.78486899692" calcext:value-type="float">
            <text:p>1554.78486899692</text:p>
          </table:table-cell>
          <table:table-cell office:value-type="float" office:value="1088.52986362635" calcext:value-type="float">
            <text:p>1088.52986362635</text:p>
          </table:table-cell>
          <table:table-cell office:value-type="float" office:value="1130948810000" calcext:value-type="float">
            <text:p>1130948810000</text:p>
          </table:table-cell>
          <table:table-cell office:value-type="float" office:value="115194600000000" calcext:value-type="float">
            <text:p>115194600000000</text:p>
          </table:table-cell>
          <table:table-cell office:value-type="float" office:value="115214760000000" calcext:value-type="float">
            <text:p>115214760000000</text:p>
          </table:table-cell>
          <table:table-cell office:value-type="float" office:value="531.390102572339" calcext:value-type="float">
            <text:p>531.390102572339</text:p>
          </table:table-cell>
          <table:table-cell office:value-type="float" office:value="818.452145310002" calcext:value-type="float">
            <text:p>818.452145310002</text:p>
          </table:table-cell>
          <table:table-cell office:value-type="float" office:value="7371.79481468098" calcext:value-type="float">
            <text:p>7371.79481468098</text:p>
          </table:table-cell>
          <table:table-cell office:value-type="float" office:value="2659.57833353686" calcext:value-type="float">
            <text:p>2659.57833353686</text:p>
          </table:table-cell>
          <table:table-cell office:value-type="float" office:value="22886.3759772793" calcext:value-type="float">
            <text:p>22886.3759772793</text:p>
          </table:table-cell>
          <table:table-cell office:value-type="float" office:value="1416703.65662512" calcext:value-type="float">
            <text:p>1416703.65662512</text:p>
          </table:table-cell>
          <table:table-cell office:value-type="float" office:value="3488.33312264991" calcext:value-type="float">
            <text:p>3488.33312264991</text:p>
          </table:table-cell>
          <table:table-cell office:value-type="float" office:value="698.839897713895" calcext:value-type="float">
            <text:p>698.839897713895</text:p>
          </table:table-cell>
          <table:table-cell office:value-type="float" office:value="5163.95219012432" calcext:value-type="float">
            <text:p>5163.95219012432</text:p>
          </table:table-cell>
          <table:table-cell office:value-type="float" office:value="195.699044817826" calcext:value-type="float">
            <text:p>195.699044817826</text:p>
          </table:table-cell>
          <table:table-cell office:value-type="float" office:value="769.215608882261" calcext:value-type="float">
            <text:p>769.215608882261</text:p>
          </table:table-cell>
          <table:table-cell office:value-type="float" office:value="957.09505996267" calcext:value-type="float">
            <text:p>957.09505996267</text:p>
          </table:table-cell>
          <table:table-cell office:value-type="float" office:value="64.0553420562178" calcext:value-type="float">
            <text:p>64.0553420562178</text:p>
          </table:table-cell>
          <table:table-cell office:value-type="float" office:value="156.037099942622" calcext:value-type="float">
            <text:p>156.037099942622</text:p>
          </table:table-cell>
          <table:table-cell office:value-type="float" office:value="1557.33819805285" calcext:value-type="float">
            <text:p>1557.33819805285</text:p>
          </table:table-cell>
          <table:table-cell office:value-type="float" office:value="1527.11188124156" calcext:value-type="float">
            <text:p>1527.11188124156</text:p>
          </table:table-cell>
          <table:table-cell office:value-type="float" office:value="3422.54554854225" calcext:value-type="float">
            <text:p>3422.54554854225</text:p>
          </table:table-cell>
          <table:table-cell office:value-type="float" office:value="358.164280961723" calcext:value-type="float">
            <text:p>358.164280961723</text:p>
          </table:table-cell>
          <table:table-cell office:value-type="float" office:value="1185.96691295129" calcext:value-type="float">
            <text:p>1185.96691295129</text:p>
          </table:table-cell>
          <table:table-cell office:value-type="float" office:value="128899.911445863" calcext:value-type="float">
            <text:p>128899.911445863</text:p>
          </table:table-cell>
          <table:table-cell office:value-type="float" office:value="273.226829312958" calcext:value-type="float">
            <text:p>273.226829312958</text:p>
          </table:table-cell>
          <table:table-cell office:value-type="float" office:value="792.675658096245" calcext:value-type="float">
            <text:p>792.675658096245</text:p>
          </table:table-cell>
          <table:table-cell office:value-type="float" office:value="346.758005834911" calcext:value-type="float">
            <text:p>346.758005834911</text:p>
          </table:table-cell>
          <table:table-cell office:value-type="float" office:value="1097.94609000997" calcext:value-type="float">
            <text:p>1097.94609000997</text:p>
          </table:table-cell>
          <table:table-cell office:value-type="float" office:value="365.760351000326" calcext:value-type="float">
            <text:p>365.760351000326</text:p>
          </table:table-cell>
          <table:table-cell office:value-type="float" office:value="51554.7711844599" calcext:value-type="float">
            <text:p>51554.7711844599</text:p>
          </table:table-cell>
          <table:table-cell office:value-type="float" office:value="393.108635354062" calcext:value-type="float">
            <text:p>393.108635354062</text:p>
          </table:table-cell>
          <table:table-cell office:value-type="float" office:value="412.930902121354" calcext:value-type="float">
            <text:p>412.930902121354</text:p>
          </table:table-cell>
          <table:table-cell office:value-type="float" office:value="115.67159158133" calcext:value-type="float">
            <text:p>115.67159158133</text:p>
          </table:table-cell>
          <table:table-cell office:value-type="float" office:value="176.025180283598" calcext:value-type="float">
            <text:p>176.025180283598</text:p>
          </table:table-cell>
          <table:table-cell office:value-type="float" office:value="25473.1068996649" calcext:value-type="float">
            <text:p>25473.1068996649</text:p>
          </table:table-cell>
          <table:table-cell office:value-type="float" office:value="1311.65467057711" calcext:value-type="float">
            <text:p>1311.65467057711</text:p>
          </table:table-cell>
          <table:table-cell office:value-type="float" office:value="1422.06420226522" calcext:value-type="float">
            <text:p>1422.06420226522</text:p>
          </table:table-cell>
          <table:table-cell office:value-type="float" office:value="1129.23818428369" calcext:value-type="float">
            <text:p>1129.23818428369</text:p>
          </table:table-cell>
          <table:table-cell office:value-type="float" office:value="249.741056956145" calcext:value-type="float">
            <text:p>249.741056956145</text:p>
          </table:table-cell>
          <table:table-cell office:value-type="float" office:value="559.326300732446" calcext:value-type="float">
            <text:p>559.326300732446</text:p>
          </table:table-cell>
          <table:table-cell office:value-type="float" office:value="6643.16469533153" calcext:value-type="float">
            <text:p>6643.16469533153</text:p>
          </table:table-cell>
          <table:table-cell office:value-type="float" office:value="344.921441626218" calcext:value-type="float">
            <text:p>344.921441626218</text:p>
          </table:table-cell>
          <table:table-cell office:value-type="float" office:value="5694.84702579011" calcext:value-type="float">
            <text:p>5694.84702579011</text:p>
          </table:table-cell>
          <table:table-cell office:value-type="float" office:value="630.656129267426" calcext:value-type="float">
            <text:p>630.656129267426</text:p>
          </table:table-cell>
          <table:table-cell office:value-type="float" office:value="1943.73145874544" calcext:value-type="float">
            <text:p>1943.73145874544</text:p>
          </table:table-cell>
          <table:table-cell office:value-type="float" office:value="1198.61405123805" calcext:value-type="float">
            <text:p>1198.61405123805</text:p>
          </table:table-cell>
          <table:table-cell office:value-type="float" office:value="147.327936765395" calcext:value-type="float">
            <text:p>147.327936765395</text:p>
          </table:table-cell>
          <table:table-cell office:value-type="float" office:value="358.596898966451" calcext:value-type="float">
            <text:p>358.596898966451</text:p>
          </table:table-cell>
          <table:table-cell office:value-type="float" office:value="395.319996521769" calcext:value-type="float">
            <text:p>395.319996521769</text:p>
          </table:table-cell>
          <table:table-cell office:value-type="float" office:value="586.243475235191" calcext:value-type="float">
            <text:p>586.243475235191</text:p>
          </table:table-cell>
          <table:table-cell office:value-type="float" office:value="297.464462838664" calcext:value-type="float">
            <text:p>297.464462838664</text:p>
          </table:table-cell>
          <table:table-cell office:value-type="float" office:value="77417.2269181677" calcext:value-type="float">
            <text:p>77417.2269181677</text:p>
          </table:table-cell>
          <table:table-cell office:value-type="float" office:value="58340.7070336008" calcext:value-type="float">
            <text:p>58340.7070336008</text:p>
          </table:table-cell>
          <table:table-cell office:value-type="float" office:value="183.820704701288" calcext:value-type="float">
            <text:p>183.820704701288</text:p>
          </table:table-cell>
          <table:table-cell office:value-type="float" office:value="1249.19289450713" calcext:value-type="float">
            <text:p>1249.19289450713</text:p>
          </table:table-cell>
          <table:table-cell office:value-type="float" office:value="6657.17247527031" calcext:value-type="float">
            <text:p>6657.17247527031</text:p>
          </table:table-cell>
          <table:table-cell office:value-type="float" office:value="6812.39454572041" calcext:value-type="float">
            <text:p>6812.39454572041</text:p>
          </table:table-cell>
          <table:table-cell office:value-type="float" office:value="6657.1724752703" calcext:value-type="float">
            <text:p>6657.1724752703</text:p>
          </table:table-cell>
          <table:table-cell office:value-type="float" office:value="643.84692000325" calcext:value-type="float">
            <text:p>643.84692000325</text:p>
          </table:table-cell>
          <table:table-cell office:value-type="float" office:value="1139.25895730074" calcext:value-type="float">
            <text:p>1139.25895730074</text:p>
          </table:table-cell>
          <table:table-cell office:value-type="float" office:value="1203.93549876256" calcext:value-type="float">
            <text:p>1203.93549876256</text:p>
          </table:table-cell>
          <table:table-cell office:value-type="float" office:value="1389.68613323909" calcext:value-type="float">
            <text:p>1389.68613323909</text:p>
          </table:table-cell>
          <table:table-cell office:value-type="float" office:value="761.714962496702" calcext:value-type="float">
            <text:p>761.714962496702</text:p>
          </table:table-cell>
          <table:table-cell office:value-type="float" office:value="24.9073437255197" calcext:value-type="float">
            <text:p>24.9073437255197</text:p>
          </table:table-cell>
          <table:table-cell office:value-type="float" office:value="48.1565055143567" calcext:value-type="float">
            <text:p>48.1565055143567</text:p>
          </table:table-cell>
          <table:table-cell office:value-type="float" office:value="25571.9567899958" calcext:value-type="float">
            <text:p>25571.9567899958</text:p>
          </table:table-cell>
          <table:table-cell office:value-type="float" office:value="6711.38256013581" calcext:value-type="float">
            <text:p>6711.38256013581</text:p>
          </table:table-cell>
          <table:table-cell office:value-type="float" office:value="3766.9411809781" calcext:value-type="float">
            <text:p>3766.9411809781</text:p>
          </table:table-cell>
          <table:table-cell office:value-type="float" office:value="1171.96600366035" calcext:value-type="float">
            <text:p>1171.96600366035</text:p>
          </table:table-cell>
          <table:table-cell office:value-type="float" office:value="111.567141852125" calcext:value-type="float">
            <text:p>111.567141852125</text:p>
          </table:table-cell>
          <table:table-cell office:value-type="float" office:value="111.373428987407" calcext:value-type="float">
            <text:p>111.373428987407</text:p>
          </table:table-cell>
          <table:table-cell office:value-type="float" office:value="112.952097138242" calcext:value-type="float">
            <text:p>112.952097138242</text:p>
          </table:table-cell>
          <table:table-cell office:value-type="float" office:value="116.099348680834" calcext:value-type="float">
            <text:p>116.099348680834</text:p>
          </table:table-cell>
          <table:table-cell office:value-type="float" office:value="108.226177444815" calcext:value-type="float">
            <text:p>108.226177444815</text:p>
          </table:table-cell>
          <table:table-cell office:value-type="float" office:value="111.179074649629" calcext:value-type="float">
            <text:p>111.179074649629</text:p>
          </table:table-cell>
          <table:table-cell office:value-type="float" office:value="7269889.68272731" calcext:value-type="float">
            <text:p>7269889.68272731</text:p>
          </table:table-cell>
          <table:table-cell office:value-type="float" office:value="594.362905911609" calcext:value-type="float">
            <text:p>594.362905911609</text:p>
          </table:table-cell>
          <table:table-cell office:value-type="float" office:value="30567.388613956" calcext:value-type="float">
            <text:p>30567.388613956</text:p>
          </table:table-cell>
          <table:table-cell office:value-type="float" office:value="844.844742125182" calcext:value-type="float">
            <text:p>844.844742125182</text:p>
          </table:table-cell>
          <table:table-cell office:value-type="float" office:value="12618.9648201486" calcext:value-type="float">
            <text:p>12618.9648201486</text:p>
          </table:table-cell>
          <table:table-cell office:value-type="float" office:value="196.51992085542" calcext:value-type="float">
            <text:p>196.51992085542</text:p>
          </table:table-cell>
          <table:table-cell office:value-type="float" office:value="247.853824391498" calcext:value-type="float">
            <text:p>247.853824391498</text:p>
          </table:table-cell>
          <table:table-cell office:value-type="float" office:value="338.793216672977" calcext:value-type="float">
            <text:p>338.793216672977</text:p>
          </table:table-cell>
          <table:table-cell office:value-type="float" office:value="595.125322262186" calcext:value-type="float">
            <text:p>595.125322262186</text:p>
          </table:table-cell>
          <table:table-cell office:value-type="float" office:value="782.346226018348" calcext:value-type="float">
            <text:p>782.346226018348</text:p>
          </table:table-cell>
          <table:table-cell office:value-type="float" office:value="40.11715697784" calcext:value-type="float">
            <text:p>40.11715697784</text:p>
          </table:table-cell>
          <table:table-cell office:value-type="float" office:value="4599.554870884" calcext:value-type="float">
            <text:p>4599.554870884</text:p>
          </table:table-cell>
          <table:table-cell office:value-type="float" office:value="1653.01078415149" calcext:value-type="float">
            <text:p>1653.01078415149</text:p>
          </table:table-cell>
          <table:table-cell office:value-type="float" office:value="320.808270630708" calcext:value-type="float">
            <text:p>320.808270630708</text:p>
          </table:table-cell>
          <table:table-cell office:value-type="float" office:value="572.527749383562" calcext:value-type="float">
            <text:p>572.527749383562</text:p>
          </table:table-cell>
          <table:table-cell office:value-type="float" office:value="1438.97496814818" calcext:value-type="float">
            <text:p>1438.97496814818</text:p>
          </table:table-cell>
          <table:table-cell office:value-type="float" office:value="4459168.70377889" calcext:value-type="float">
            <text:p>4459168.70377889</text:p>
          </table:table-cell>
          <table:table-cell office:value-type="float" office:value="23198.4236066275" calcext:value-type="float">
            <text:p>23198.4236066275</text:p>
          </table:table-cell>
          <table:table-cell office:value-type="float" office:value="17934.1050860722" calcext:value-type="float">
            <text:p>17934.10508607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0.09927676447" calcext:value-type="float">
            <text:p>0.09927676447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66150719" calcext:value-type="float">
            <text:p>0.03266150719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53829086" calcext:value-type="float">
            <text:p>0.0295382908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474142984" calcext:value-type="float">
            <text:p>0.0347414298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268246" calcext:value-type="float">
            <text:p>0.000000026824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342030106" calcext:value-type="float">
            <text:p>0.02342030106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00092093963" calcext:value-type="float">
            <text:p>0.0000000092093963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18015287" calcext:value-type="float">
            <text:p>0.0000000018015287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348474611" calcext:value-type="float">
            <text:p>0.0434847461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587322321" calcext:value-type="float">
            <text:p>0.015873223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0000003199881" calcext:value-type="float">
            <text:p>0.00000000319988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247731198974" calcext:value-type="float">
            <text:p>0.0124773119897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892740346" calcext:value-type="float">
            <text:p>0.04892740346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3148977065" calcext:value-type="float">
            <text:p>0.03148977065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00000011208694" calcext:value-type="float">
            <text:p>0.00000001120869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00001151946" calcext:value-type="float">
            <text:p>0.000001151946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171864148222933" calcext:value-type="float">
            <text:p>0.0171864148222933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1073903662445" calcext:value-type="float">
            <text:p>0.21073903662445</text:p>
          </table:table-cell>
          <table:table-cell office:value-type="float" office:value="0.255365743363" calcext:value-type="float">
            <text:p>0.255365743363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0.0388144439614806" calcext:value-type="float">
            <text:p>0.0388144439614806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5383703371512" calcext:value-type="float">
            <text:p>0.153837033715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778885401868043" calcext:value-type="float">
            <text:p>0.0778885401868043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0730952384642706" calcext:value-type="float">
            <text:p>0.0730952384642706</text:p>
          </table:table-cell>
          <table:table-cell office:value-type="float" office:value="0.0823050398278165" calcext:value-type="float">
            <text:p>0.082305039827816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63725223881938" calcext:value-type="float">
            <text:p>0.0163725223881938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206564821924403" calcext:value-type="float">
            <text:p>0.0206564821924403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.87122583813389" calcext:value-type="float">
            <text:p>4.871225838133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.36152771264815" calcext:value-type="float">
            <text:p>1.36152771264815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78915418892" calcext:value-type="float">
            <text:p>7.78915418892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044113" calcext:value-type="float">
            <text:p>0.000000005904411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572684437" calcext:value-type="float">
            <text:p>0.0057268443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0786107786287716" calcext:value-type="float">
            <text:p>0.07861077862877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4570034573963" calcext:value-type="float">
            <text:p>0.0334570034573963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0314516730087876" calcext:value-type="float">
            <text:p>0.00314516730087876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04245724557605" calcext:value-type="float">
            <text:p>0.2042457245576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192526651110471" calcext:value-type="float">
            <text:p>0.19252665111047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85070490365771" calcext:value-type="float">
            <text:p>0.028507049036577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844511929575" calcext:value-type="float">
            <text:p>0.0844511929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45690422349" calcext:value-type="float">
            <text:p>0.0345690422349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.29040016183" calcext:value-type="float">
            <text:p>1.29040016183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6540946853922" calcext:value-type="float">
            <text:p>0.065409468539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6540946853922" calcext:value-type="float">
            <text:p>0.0654094685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.0593763155155583" calcext:value-type="float">
            <text:p>0.0593763155155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8004933990929" calcext:value-type="float">
            <text:p>0.0908004933990929</text:p>
          </table:table-cell>
          <table:table-cell office:value-type="float" office:value="0.0426739996736723" calcext:value-type="float">
            <text:p>0.0426739996736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26235500755558" calcext:value-type="float">
            <text:p>0.0826235500755558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.0916212815993085" calcext:value-type="float">
            <text:p>0.0916212815993085</text:p>
          </table:table-cell>
          <table:table-cell office:value-type="float" office:value="0.0426739996736723" calcext:value-type="float">
            <text:p>0.0426739996736723</text:p>
          </table:table-cell>
          <table:table-cell office:value-type="float" office:value="0.0806682145175371" calcext:value-type="float">
            <text:p>0.0806682145175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7624607139757" calcext:value-type="float">
            <text:p>0.095762460713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139843530004" calcext:value-type="float">
            <text:p>0.0349139843530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569741497645569" calcext:value-type="float">
            <text:p>0.0569741497645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13954082997" calcext:value-type="float">
            <text:p>0.33913954082997</text:p>
          </table:table-cell>
          <table:table-cell office:value-type="float" office:value="0.122107371979546" calcext:value-type="float">
            <text:p>0.122107371979546</text:p>
          </table:table-cell>
          <table:table-cell office:value-type="float" office:value="0" calcext:value-type="float">
            <text:p>0</text:p>
          </table:table-cell>
          <table:table-cell office:value-type="float" office:value="0.0527302002992204" calcext:value-type="float">
            <text:p>0.0527302002992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9655715601394" calcext:value-type="float">
            <text:p>0.0879655715601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226790856169" calcext:value-type="float">
            <text:p>0.142267908561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60115359192773" calcext:value-type="float">
            <text:p>0.0460115359192773</text:p>
          </table:table-cell>
          <table:table-cell office:value-type="float" office:value="0.0539041573649681" calcext:value-type="float">
            <text:p>0.053904157364968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5558930753256" calcext:value-type="float">
            <text:p>0.0395558930753256</text:p>
          </table:table-cell>
          <table:table-cell office:value-type="float" office:value="0.0841463730701053" calcext:value-type="float">
            <text:p>0.0841463730701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5820821523739" calcext:value-type="float">
            <text:p>0.225820821523739</text:p>
          </table:table-cell>
          <table:table-cell office:value-type="float" office:value="0" calcext:value-type="float">
            <text:p>0</text:p>
          </table:table-cell>
          <table:table-cell office:value-type="float" office:value="0.0566827385066205" calcext:value-type="float">
            <text:p>0.0566827385066205</text:p>
          </table:table-cell>
          <table:table-cell table:number-columns-repeated="2" office:value-type="float" office:value="0.06540946853922" calcext:value-type="float">
            <text:p>0.06540946853922</text:p>
          </table:table-cell>
          <table:table-cell office:value-type="float" office:value="0.0908004933990929" calcext:value-type="float">
            <text:p>0.0908004933990929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109350241400399" calcext:value-type="float">
            <text:p>0.10935024140039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452584708369936" calcext:value-type="float">
            <text:p>0.04525847083699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306984635186744" calcext:value-type="float">
            <text:p>0.030698463518674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7832951178195" calcext:value-type="float">
            <text:p>0.01783295117819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931528033977702" calcext:value-type="float">
            <text:p>0.093152803397770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0766919775232657" calcext:value-type="float">
            <text:p>0.00766919775232657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0830865378481746" calcext:value-type="float">
            <text:p>0.00830865378481746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0.0262705847772094" calcext:value-type="float">
            <text:p>0.026270584777209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253584805300104" calcext:value-type="float">
            <text:p>0.025358480530010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332954588922" calcext:value-type="float">
            <text:p>0.06332954588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0317983632352301" calcext:value-type="float">
            <text:p>0.03179836323523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325269050427252" calcext:value-type="float">
            <text:p>0.0325269050427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67361553974" calcext:value-type="float">
            <text:p>0.0396736155397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020632955922" calcext:value-type="float">
            <text:p>0.06020632955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0870792586365325" calcext:value-type="float">
            <text:p>0.0087079258636532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0328491502652254" calcext:value-type="float">
            <text:p>0.032849150265225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274776605181104" calcext:value-type="float">
            <text:p>0.027477660518110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080282901250184" calcext:value-type="float">
            <text:p>0.008028290125018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118134784752113" calcext:value-type="float">
            <text:p>0.01181347847521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684775097240473" calcext:value-type="float">
            <text:p>0.068477509724047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0.0635347079315398" calcext:value-type="float">
            <text:p>0.063534707931539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7.38170267598125" calcext:value-type="float">
            <text:p>7.38170267598125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0707333403541027" calcext:value-type="float">
            <text:p>0.0707333403541027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185329579583519" calcext:value-type="float">
            <text:p>0.01853295795835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0.0185377339637484" calcext:value-type="float">
            <text:p>0.018537733963748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215780934922" calcext:value-type="float">
            <text:p>0.06215780934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03980163446974" calcext:value-type="float">
            <text:p>0.0398016344697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02574885871974" calcext:value-type="float">
            <text:p>0.025748858719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961205726162555" calcext:value-type="float">
            <text:p>0.096120572616255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55562573974" calcext:value-type="float">
            <text:p>0.03355562573974</text:p>
          </table:table-cell>
          <table:table-cell office:value-type="float" office:value="0" calcext:value-type="float">
            <text:p>0</text:p>
          </table:table-cell>
          <table:table-cell office:value-type="float" office:value="0.249695374137514" calcext:value-type="float">
            <text:p>0.2496953741375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10056296558418" calcext:value-type="float">
            <text:p>0.10056296558418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268536445051584" calcext:value-type="float">
            <text:p>0.026853644505158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494154685435302" calcext:value-type="float">
            <text:p>0.4941546854353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96482629227975" calcext:value-type="float">
            <text:p>0.69648262922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45017491" calcext:value-type="float">
            <text:p>0.000000004501749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0221313199902208" calcext:value-type="float">
            <text:p>0.0221313199902208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0986722977916099" calcext:value-type="float">
            <text:p>0.0986722977916099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0.0719574627967766" calcext:value-type="float">
            <text:p>0.071957462796776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132903302251032" calcext:value-type="float">
            <text:p>0.13290330225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7963413665408" calcext:value-type="float">
            <text:p>0.357963413665408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0936143837112128" calcext:value-type="float">
            <text:p>0.0936143837112128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384190711863107" calcext:value-type="float">
            <text:p>0.038419071186310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692225472417733" calcext:value-type="float">
            <text:p>0.069222547241773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00975444659202865" calcext:value-type="float">
            <text:p>0.009754446592028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41159898689441" calcext:value-type="float">
            <text:p>0.014115989868944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0.00200194458467343" calcext:value-type="float">
            <text:p>0.00200194458467343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234198731" calcext:value-type="float">
            <text:p>0.00234198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9850296961202" calcext:value-type="float">
            <text:p>0.0279850296961202</text:p>
          </table:table-cell>
          <table:table-cell office:value-type="float" office:value="0" calcext:value-type="float">
            <text:p>0</text:p>
          </table:table-cell>
          <table:table-cell office:value-type="float" office:value="0.014517781166533" calcext:value-type="float">
            <text:p>0.014517781166533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76413305365815" calcext:value-type="float">
            <text:p>0.0176413305365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41778110824986" calcext:value-type="float">
            <text:p>0.0141778110824986</text:p>
          </table:table-cell>
          <table:table-cell office:value-type="float" office:value="0" calcext:value-type="float">
            <text:p>0</text:p>
          </table:table-cell>
          <table:table-cell office:value-type="float" office:value="0.049424075150724" calcext:value-type="float">
            <text:p>0.0494240751507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17009065675441" calcext:value-type="float">
            <text:p>0.011700906567544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98287568615869" calcext:value-type="float">
            <text:p>0.0098287568615869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005456885732254" calcext:value-type="float">
            <text:p>0.00054568857322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55915914024344" calcext:value-type="float">
            <text:p>0.00055915914024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850302994818" calcext:value-type="float">
            <text:p>0.0098503029948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1743332106033" calcext:value-type="float">
            <text:p>0.0011743332106033</text:p>
          </table:table-cell>
          <table:table-cell office:value-type="float" office:value="0.00221481931517" calcext:value-type="float">
            <text:p>0.00221481931517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0.0018586256658266" calcext:value-type="float">
            <text:p>0.00185862566582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4074670785" calcext:value-type="float">
            <text:p>0.000240746707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0008907014" calcext:value-type="float">
            <text:p>0.00000000890701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7.8126311848" calcext:value-type="float">
            <text:p>7.812631184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0300616815269521" calcext:value-type="float">
            <text:p>0.030061681526952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152090000824147" calcext:value-type="float">
            <text:p>0.0152090000824147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00317807484553568" calcext:value-type="float">
            <text:p>0.00317807484553568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07554942414476" calcext:value-type="float">
            <text:p>0.1075549424144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50073726703014" calcext:value-type="float">
            <text:p>0.15007372670301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0301249342147982" calcext:value-type="float">
            <text:p>0.0301249342147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32058047136" calcext:value-type="float">
            <text:p>0.10783205804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24538805948" calcext:value-type="float">
            <text:p>0.08624538805948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405127098936533" calcext:value-type="float">
            <text:p>0.040512709893653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0130695871871962" calcext:value-type="float">
            <text:p>0.01306958718719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00017030526" calcext:value-type="float">
            <text:p>0.000000001703052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38629145830514" calcext:value-type="float">
            <text:p>0.013862914583051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0.0345784135088859" calcext:value-type="float">
            <text:p>0.0345784135088859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0041598453" calcext:value-type="float">
            <text:p>0.004159845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1286179238964" calcext:value-type="float">
            <text:p>0.12861792389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8742318" calcext:value-type="float">
            <text:p>0.08742318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66266672820379" calcext:value-type="float">
            <text:p>0.0266266672820379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145237821974" calcext:value-type="float">
            <text:p>0.02145237821974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6" office:value-type="float" office:value="0.0244010323587874" calcext:value-type="float">
            <text:p>0.024401032358787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6863009529156" calcext:value-type="float">
            <text:p>0.0686300952915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026141661592" calcext:value-type="float">
            <text:p>0.1026141661592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72233417038337" calcext:value-type="float">
            <text:p>0.1722334170383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36053082650449" calcext:value-type="float">
            <text:p>0.236053082650449</text:p>
          </table:table-cell>
          <table:table-cell table:number-columns-repeated="2" office:value-type="float" office:value="0.0732982313072794" calcext:value-type="float">
            <text:p>0.073298231307279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79691979185528" calcext:value-type="float">
            <text:p>0.00796919791855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261395413289772" calcext:value-type="float">
            <text:p>0.026139541328977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176266125178122" calcext:value-type="float">
            <text:p>0.0176266125178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18175778672059" calcext:value-type="float">
            <text:p>0.061817577867205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199853786555435" calcext:value-type="float">
            <text:p>0.0199853786555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26359133611039" calcext:value-type="float">
            <text:p>0.126359133611039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111331248037887" calcext:value-type="float">
            <text:p>0.11133124803788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125780321918055" calcext:value-type="float">
            <text:p>0.012578032191805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0.146858021427555" calcext:value-type="float">
            <text:p>0.1468580214275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0.0745083783001738" calcext:value-type="float">
            <text:p>0.074508378300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0511756058861717" calcext:value-type="float">
            <text:p>0.0511756058861717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000923370426876865" calcext:value-type="float">
            <text:p>0.0009233704268768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20967385875714" calcext:value-type="float">
            <text:p>0.209673858757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000011521476" calcext:value-type="float">
            <text:p>0.0000011521476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0627055963007461" calcext:value-type="float">
            <text:p>0.062705596300746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0.188408445332568" calcext:value-type="float">
            <text:p>0.1884084453325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0.180171502798482" calcext:value-type="float">
            <text:p>0.1801715027984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00489690956551" calcext:value-type="float">
            <text:p>0.070048969095655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77778646384282" calcext:value-type="float">
            <text:p>0.077777864638428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.90717055645948" calcext:value-type="float">
            <text:p>1.90717055645948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0.0459748253315719" calcext:value-type="float">
            <text:p>0.04597482533157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0.0027903673826098" calcext:value-type="float">
            <text:p>0.00279036738260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0739433296799056" calcext:value-type="float">
            <text:p>0.073943329679905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62989110135387" calcext:value-type="float">
            <text:p>0.036298911013538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306610525673465" calcext:value-type="float">
            <text:p>0.03066105256734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3.17185316459024" calcext:value-type="float">
            <text:p>3.1718531645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A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56.79626" calcext:value-type="float">
            <text:p>56.79626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I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conditions" table:style-name="ta1"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70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70" office:value-type="float" office:value="0.03818337095" calcext:value-type="float">
            <text:p>0.03818337095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70" office:value-type="float" office:value="0.018008454465" calcext:value-type="float">
            <text:p>0.018008454465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70" office:value-type="float" office:value="0.00223706419725242" calcext:value-type="float">
            <text:p>0.00223706419725242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70" office:value-type="float" office:value="0.0049997230237" calcext:value-type="float">
            <text:p>0.0049997230237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70" office:value-type="float" office:value="0.004998787684" calcext:value-type="float">
            <text:p>0.004998787684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70" office:value-type="float" office:value="0.0049974210616" calcext:value-type="float">
            <text:p>0.0049974210616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0" office:value-type="float" office:value="0.02145968" calcext:value-type="float">
            <text:p>0.02145968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office:value-type="float" office:value="9.99999999999943" calcext:value-type="float">
            <text:p>9.99999999999943</text:p>
          </table:table-cell>
          <table:table-cell office:value-type="float" office:value="7.94328234724237" calcext:value-type="float">
            <text:p>7.94328234724237</text:p>
          </table:table-cell>
          <table:table-cell office:value-type="float" office:value="6.30957344480158" calcext:value-type="float">
            <text:p>6.30957344480158</text:p>
          </table:table-cell>
          <table:table-cell office:value-type="float" office:value="5.01187233627245" calcext:value-type="float">
            <text:p>5.01187233627245</text:p>
          </table:table-cell>
          <table:table-cell office:value-type="float" office:value="3.98107170553476" calcext:value-type="float">
            <text:p>3.98107170553476</text:p>
          </table:table-cell>
          <table:table-cell office:value-type="float" office:value="3.16227766016821" calcext:value-type="float">
            <text:p>3.16227766016821</text:p>
          </table:table-cell>
          <table:table-cell office:value-type="float" office:value="2.51188643150945" calcext:value-type="float">
            <text:p>2.51188643150945</text:p>
          </table:table-cell>
          <table:table-cell office:value-type="float" office:value="1.99526231496878" calcext:value-type="float">
            <text:p>1.99526231496878</text:p>
          </table:table-cell>
          <table:table-cell office:value-type="float" office:value="1.58489319246103" calcext:value-type="float">
            <text:p>1.58489319246103</text:p>
          </table:table-cell>
          <table:table-cell office:value-type="float" office:value="1.2589254117941" calcext:value-type="float">
            <text:p>1.2589254117941</text:p>
          </table:table-cell>
          <table:table-cell office:value-type="float" office:value="0.999999999999951" calcext:value-type="float">
            <text:p>0.999999999999951</text:p>
          </table:table-cell>
          <table:table-cell office:value-type="float" office:value="0.794328234724243" calcext:value-type="float">
            <text:p>0.794328234724243</text:p>
          </table:table-cell>
          <table:table-cell office:value-type="float" office:value="0.630957344480163" calcext:value-type="float">
            <text:p>0.630957344480163</text:p>
          </table:table-cell>
          <table:table-cell office:value-type="float" office:value="0.501187233627249" calcext:value-type="float">
            <text:p>0.501187233627249</text:p>
          </table:table-cell>
          <table:table-cell office:value-type="float" office:value="0.398107170553479" calcext:value-type="float">
            <text:p>0.398107170553479</text:p>
          </table:table-cell>
          <table:table-cell office:value-type="float" office:value="0.316227766016824" calcext:value-type="float">
            <text:p>0.316227766016824</text:p>
          </table:table-cell>
          <table:table-cell office:value-type="float" office:value="0.251188643150947" calcext:value-type="float">
            <text:p>0.251188643150947</text:p>
          </table:table-cell>
          <table:table-cell office:value-type="float" office:value="0.199526231496879" calcext:value-type="float">
            <text:p>0.199526231496879</text:p>
          </table:table-cell>
          <table:table-cell office:value-type="float" office:value="0.158489319246105" calcext:value-type="float">
            <text:p>0.158489319246105</text:p>
          </table:table-cell>
          <table:table-cell office:value-type="float" office:value="0.125892541179412" calcext:value-type="float">
            <text:p>0.125892541179412</text:p>
          </table:table-cell>
          <table:table-cell office:value-type="float" office:value="0.0999999999999959" calcext:value-type="float">
            <text:p>0.0999999999999959</text:p>
          </table:table-cell>
          <table:table-cell office:value-type="float" office:value="0.079432823472425" calcext:value-type="float">
            <text:p>0.079432823472425</text:p>
          </table:table-cell>
          <table:table-cell office:value-type="float" office:value="0.0630957344480169" calcext:value-type="float">
            <text:p>0.0630957344480169</text:p>
          </table:table-cell>
          <table:table-cell office:value-type="float" office:value="0.0501187233627253" calcext:value-type="float">
            <text:p>0.0501187233627253</text:p>
          </table:table-cell>
          <table:table-cell office:value-type="float" office:value="0.0398107170553482" calcext:value-type="float">
            <text:p>0.0398107170553482</text:p>
          </table:table-cell>
          <table:table-cell office:value-type="float" office:value="0.0316227766016826" calcext:value-type="float">
            <text:p>0.0316227766016826</text:p>
          </table:table-cell>
          <table:table-cell office:value-type="float" office:value="0.0251188643150949" calcext:value-type="float">
            <text:p>0.0251188643150949</text:p>
          </table:table-cell>
          <table:table-cell office:value-type="float" office:value="0.0199526231496881" calcext:value-type="float">
            <text:p>0.0199526231496881</text:p>
          </table:table-cell>
          <table:table-cell office:value-type="float" office:value="0.0158489319246106" calcext:value-type="float">
            <text:p>0.0158489319246106</text:p>
          </table:table-cell>
          <table:table-cell office:value-type="float" office:value="0.0125892541179413" calcext:value-type="float">
            <text:p>0.0125892541179413</text:p>
          </table:table-cell>
          <table:table-cell office:value-type="float" office:value="0.00999999999999967" calcext:value-type="float">
            <text:p>0.00999999999999967</text:p>
          </table:table-cell>
          <table:table-cell office:value-type="float" office:value="0.00794328234724256" calcext:value-type="float">
            <text:p>0.00794328234724256</text:p>
          </table:table-cell>
          <table:table-cell office:value-type="float" office:value="0.00630957344480174" calcext:value-type="float">
            <text:p>0.00630957344480174</text:p>
          </table:table-cell>
          <table:table-cell office:value-type="float" office:value="0.00501187233627257" calcext:value-type="float">
            <text:p>0.00501187233627257</text:p>
          </table:table-cell>
          <table:table-cell office:value-type="float" office:value="0.00398107170553486" calcext:value-type="float">
            <text:p>0.00398107170553486</text:p>
          </table:table-cell>
          <table:table-cell office:value-type="float" office:value="0.00316227766016829" calcext:value-type="float">
            <text:p>0.00316227766016829</text:p>
          </table:table-cell>
          <table:table-cell office:value-type="float" office:value="0.00251188643150951" calcext:value-type="float">
            <text:p>0.00251188643150951</text:p>
          </table:table-cell>
          <table:table-cell office:value-type="float" office:value="0.00199526231496883" calcext:value-type="float">
            <text:p>0.00199526231496883</text:p>
          </table:table-cell>
          <table:table-cell office:value-type="float" office:value="0.00158489319246107" calcext:value-type="float">
            <text:p>0.00158489319246107</text:p>
          </table:table-cell>
          <table:table-cell office:value-type="float" office:value="0.00125892541179414" calcext:value-type="float">
            <text:p>0.00125892541179414</text:p>
          </table:table-cell>
          <table:table-cell office:value-type="float" office:value="0.000999999999999976" calcext:value-type="float">
            <text:p>0.000999999999999976</text:p>
          </table:table-cell>
          <table:table-cell office:value-type="float" office:value="0.000794328234724263" calcext:value-type="float">
            <text:p>0.000794328234724263</text:p>
          </table:table-cell>
          <table:table-cell office:value-type="float" office:value="0.000630957344480179" calcext:value-type="float">
            <text:p>0.000630957344480179</text:p>
          </table:table-cell>
          <table:table-cell office:value-type="float" office:value="0.000501187233627261" calcext:value-type="float">
            <text:p>0.000501187233627261</text:p>
          </table:table-cell>
          <table:table-cell office:value-type="float" office:value="0.000398107170553489" calcext:value-type="float">
            <text:p>0.000398107170553489</text:p>
          </table:table-cell>
          <table:table-cell office:value-type="float" office:value="0.000316227766016832" calcext:value-type="float">
            <text:p>0.000316227766016832</text:p>
          </table:table-cell>
          <table:table-cell office:value-type="float" office:value="0.000251188643150953" calcext:value-type="float">
            <text:p>0.000251188643150953</text:p>
          </table:table-cell>
          <table:table-cell office:value-type="float" office:value="0.000199526231496884" calcext:value-type="float">
            <text:p>0.000199526231496884</text:p>
          </table:table-cell>
          <table:table-cell office:value-type="float" office:value="0.000158489319246109" calcext:value-type="float">
            <text:p>0.000158489319246109</text:p>
          </table:table-cell>
          <table:table-cell office:value-type="float" office:value="0.000125892541179415" calcext:value-type="float">
            <text:p>0.000125892541179415</text:p>
          </table:table-cell>
          <table:table-cell office:value-type="float" office:value="0.0000999999999999984" calcext:value-type="float">
            <text:p>9.99999999999984E-05</text:p>
          </table:table-cell>
          <table:table-cell office:value-type="float" office:value="0.0000794328234724269" calcext:value-type="float">
            <text:p>7.94328234724269E-05</text:p>
          </table:table-cell>
          <table:table-cell office:value-type="float" office:value="0.0000630957344480184" calcext:value-type="float">
            <text:p>6.30957344480184E-05</text:p>
          </table:table-cell>
          <table:table-cell office:value-type="float" office:value="0.0000501187233627265" calcext:value-type="float">
            <text:p>5.01187233627265E-05</text:p>
          </table:table-cell>
          <table:table-cell office:value-type="float" office:value="0.0000398107170553492" calcext:value-type="float">
            <text:p>3.98107170553492E-05</text:p>
          </table:table-cell>
          <table:table-cell office:value-type="float" office:value="0.0000316227766016834" calcext:value-type="float">
            <text:p>3.16227766016834E-05</text:p>
          </table:table-cell>
          <table:table-cell office:value-type="float" office:value="0.0000251188643150955" calcext:value-type="float">
            <text:p>2.51188643150955E-05</text:p>
          </table:table-cell>
          <table:table-cell office:value-type="float" office:value="0.0000199526231496886" calcext:value-type="float">
            <text:p>1.99526231496886E-05</text:p>
          </table:table-cell>
          <table:table-cell office:value-type="float" office:value="0.000015848931924611" calcext:value-type="float">
            <text:p>1.5848931924611E-05</text:p>
          </table:table-cell>
          <table:table-cell office:value-type="float" office:value="0.0000125892541179416" calcext:value-type="float">
            <text:p>1.25892541179416E-05</text:p>
          </table:table-cell>
          <table:table-cell office:value-type="float" office:value="0.00000999999999999992" calcext:value-type="float">
            <text:p>9.99999999999992E-06</text:p>
          </table:table-cell>
          <table:table-cell office:value-type="float" office:value="0.00000794328234724276" calcext:value-type="float">
            <text:p>7.94328234724276E-06</text:p>
          </table:table-cell>
          <table:table-cell office:value-type="float" office:value="0.00000630957344480189" calcext:value-type="float">
            <text:p>6.30957344480189E-06</text:p>
          </table:table-cell>
          <table:table-cell office:value-type="float" office:value="0.00000501187233627269" calcext:value-type="float">
            <text:p>5.01187233627269E-06</text:p>
          </table:table-cell>
          <table:table-cell office:value-type="float" office:value="0.00000398107170553495" calcext:value-type="float">
            <text:p>3.98107170553495E-06</text:p>
          </table:table-cell>
          <table:table-cell office:value-type="float" office:value="0.00000316227766016837" calcext:value-type="float">
            <text:p>3.16227766016837E-06</text:p>
          </table:table-cell>
          <table:table-cell office:value-type="float" office:value="0.00000251188643150957" calcext:value-type="float">
            <text:p>2.51188643150957E-06</text:p>
          </table:table-cell>
          <table:table-cell office:value-type="float" office:value="0.00000199526231496888" calcext:value-type="float">
            <text:p>1.99526231496888E-06</text:p>
          </table:table-cell>
          <table:table-cell office:value-type="float" office:value="0.00000158489319246111" calcext:value-type="float">
            <text:p>1.58489319246111E-06</text:p>
          </table:table-cell>
          <table:table-cell office:value-type="float" office:value="0.00000125892541179417" calcext:value-type="float">
            <text:p>1.25892541179417E-06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70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70" office:value-type="float" office:value="0.0000001" calcext:value-type="float">
            <text:p>0.0000001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70" office:value-type="float" office:value="0.0019658376437" calcext:value-type="float">
            <text:p>0.0019658376437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70" office:value-type="float" office:value="12.861229281732" calcext:value-type="float">
            <text:p>12.861229281732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70" office:value-type="float" office:value="0.00113285757242" calcext:value-type="float">
            <text:p>0.00113285757242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70" office:value-type="float" office:value="0.024465129505" calcext:value-type="float">
            <text:p>0.024465129505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70" office:value-type="float" office:value="0.0201756492" calcext:value-type="float">
            <text:p>0.0201756492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70" office:value-type="float" office:value="1" calcext:value-type="float">
            <text:p>1</text:p>
          </table:table-cell>
        </table:table-row>
      </table:table>
      <table:table table:name="biomass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metabolite</text:p>
          </table:table-cell>
          <table:table-cell table:style-name="ce6"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style-name="ce6"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style-name="ce6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6:58:28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8:18:27.077780</meta:creation-date>
    <dc:date>2025-07-01T16:58:43.885000000</dc:date>
    <meta:generator>LibreOffice/24.8.0.3$Windows_X86_64 LibreOffice_project/0bdf1299c94fe897b119f97f3c613e9dca6be583</meta:generator>
    <meta:editing-cycles>7</meta:editing-cycles>
    <meta:editing-duration>PT30M24S</meta:editing-duration>
    <meta:document-statistic meta:table-count="7" meta:cell-count="66454" meta:object-count="0"/>
  </office:meta>
</office:document-meta>
</file>